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Times New Roman" svg:font-family="&quot;Times New Roman&quot;"/>
    <style:font-face style:name="宋体" svg:font-family="宋体"/>
    <style:font-face style:name="黑体" svg:font-family="黑体"/>
    <style:font-face style:name="Cambria Math" svg:font-family="&quot;Cambria Math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2pt solid #000000" style:vertical-align="middle" fo:wrap-option="wrap" style:repeat-content="false"/>
      <style:paragraph-properties fo:text-align="center"/>
      <style:text-properties fo:color="#000000" style:font-name="宋体" style:font-name-asian="宋体" style:font-name-complex="宋体" fo:font-size="10pt" style:font-size-asian="10pt" style:font-size-complex="10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fo:border-top="thick solid #000000" fo:border-bottom="none" fo:border-left="none" fo:border-right="thick solid #000000" style:vertical-align="middle" fo:wrap-option="wrap" style:repeat-content="false"/>
      <style:paragraph-properties fo:text-align="center"/>
      <style:text-properties fo:color="#000000" style:font-name="宋体" style:font-name-asian="宋体" style:font-name-complex="宋体" fo:font-size="10pt" style:font-size-asian="10pt" style:font-size-complex="10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-top="none" fo:border-bottom="2pt solid #000000" fo:border-left="thick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thick solid #000000" style:vertical-align="middle" fo:wrap-option="wrap" style:repeat-content="false"/>
      <style:paragraph-properties fo:text-align="justify"/>
      <style:text-properties fo:color="#000000" style:font-name="宋体" style:font-name-asian="宋体" style:font-name-complex="宋体" fo:font-size="10pt" style:font-size-asian="10pt" style:font-size-complex="10pt" style:font-family-generic="modern"/>
    </style:style>
    <style:style style:name="ce6" style:family="table-cell" style:parent-style-name="Default" style:data-style-name="N0">
      <style:table-cell-properties fo:border-top="none" fo:border-bottom="2pt solid #000000" fo:border-left="none" fo:border-right="thick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thick solid #000000" fo:border-bottom="2pt solid #000000" fo:border-left="thick solid #000000" fo:border-right="2pt solid #000000" style:vertical-align="middle" style:repeat-content="false"/>
      <style:paragraph-properties fo:text-align="center"/>
      <style:text-properties style:font-name="黑体" style:font-name-asian="黑体" style:font-name-complex="黑体" fo:font-size="12pt" style:font-size-asian="12pt" style:font-size-complex="12pt" style:font-family-generic="modern"/>
    </style:style>
    <style:style style:name="ce8" style:family="table-cell" style:parent-style-name="Default" style:data-style-name="N0">
      <style:table-cell-properties fo:border-top="thick solid #000000" fo:border-bottom="2pt solid #000000" fo:border-left="none" fo:border-right="thick solid #000000" style:vertical-align="middle" style:repeat-content="false"/>
      <style:paragraph-properties fo:text-align="center"/>
      <style:text-properties style:font-name="黑体" style:font-name-asian="黑体" style:font-name-complex="黑体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-top="none" fo:border-bottom="2pt solid #000000" fo:border-left="thick solid #000000" fo:border-right="2pt solid #000000"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none" fo:border-right="thick solid #000000"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none" fo:border-right="thick solid #000000" style:vertical-align="middle" style:repeat-content="false"/>
      <style:paragraph-properties fo:text-align="justify"/>
      <style:text-properties style:font-name="宋体" style:font-name-asian="宋体" style:font-name-complex="宋体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fo:border-top="none" fo:border-bottom="thick solid #000000" fo:border-left="thick solid #000000" fo:border-right="2pt solid #000000"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thick solid #000000"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fo:color="#000000" style:font-name="宋体" style:font-name-asian="宋体" style:font-name-complex="宋体" fo:font-size="10pt" style:font-size-asian="10pt" style:font-size-complex="10pt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style:repeat-content="false"/>
      <style:paragraph-properties fo:text-align="center"/>
      <style:text-properties fo:color="#000000" style:font-name="宋体" style:font-name-asian="宋体" style:font-name-complex="宋体" fo:font-size="10pt" style:font-size-asian="10pt" style:font-size-complex="10pt" fo:font-weight="bold" style:font-weight-asian="bold" style:font-weight-complex="bold" style:font-family-generic="modern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宋体" style:font-name-asian="宋体" style:font-name-complex="宋体" fo:font-size="10pt" style:font-size-asian="10pt" style:font-size-complex="10pt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justify"/>
      <style:text-properties fo:color="#000000" style:font-name="宋体" style:font-name-asian="宋体" style:font-name-complex="宋体" fo:font-size="10pt" style:font-size-asian="10pt" style:font-size-complex="10pt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ambria Math" style:font-name-asian="Cambria Math" style:font-name-complex="Cambria Math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6.0443333333333cm"/>
    </style:style>
    <style:style style:name="co3" style:family="table-column">
      <style:table-column-properties fo:break-before="auto" style:column-width="12.5095cm"/>
    </style:style>
    <style:style style:name="co4" style:family="table-column">
      <style:table-column-properties fo:break-before="auto" style:column-width="2.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29.4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43.2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ro8" style:family="table-row">
      <style:table-row-properties style:row-height="13.8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ro10" style:family="table-row">
      <style:table-row-properties style:row-height="43.8pt" style:use-optimal-row-height="true" fo:break-before="auto"/>
    </style:style>
    <style:style style:name="ro11" style:family="table-row">
      <style:table-row-properties style:row-height="55.8pt" style:use-optimal-row-height="true" fo:break-before="auto"/>
    </style:style>
    <style:style style:name="ro12" style:family="table-row">
      <style:table-row-properties style:row-height="69.6pt" style:use-optimal-row-height="true" fo:break-before="auto"/>
    </style:style>
    <style:style style:name="ro13" style:family="table-row">
      <style:table-row-properties style:row-height="111.6pt" style:use-optimal-row-height="true" fo:break-before="auto"/>
    </style:style>
    <style:style style:name="ro1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冉明明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序号</text:p>
          </table:table-cell>
          <table:table-cell office:value-type="string" table:style-name="ce3">
            <text:p>文献目录（作者、题目、刊物名、出版时间、页次）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[1]</text:p>
          </table:table-cell>
          <table:table-cell office:value-type="string" table:style-name="ce5">
            <text:p>施刚，<text:span text:style-name="T2"><text:s/></text:span>邓椿森，<text:span text:style-name="T2"><text:s/></text:span>班慧勇，<text:span text:style-name="T2"><text:s/></text:span>等<text:span text:style-name="T2">.<text:s/></text:span>高强度钢材箱形柱滞回性能试验研究<text:span text:style-name="T2">[J].<text:s/></text:span>建筑结构学报，<text:span text:style-name="T2"><text:s/>2012(03):1-7.</text:span>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[2]</text:p>
          </table:table-cell>
          <table:table-cell office:value-type="string" table:style-name="ce5">
            <text:p>范重，<text:span text:style-name="T2"><text:s/></text:span>刘先明，<text:span text:style-name="T2"><text:s/></text:span>范学伟，<text:span text:style-name="T2"><text:s/></text:span>等<text:span text:style-name="T2">.<text:s/></text:span>国家体育场大跨度钢结构设计与研究<text:span text:style-name="T2">[J].<text:s/></text:span>建筑结构学报，<text:span text:style-name="T2"><text:s/>2007(02):1-16.</text:span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[3]</text:p>
          </table:table-cell>
          <table:table-cell office:value-type="string" table:style-name="ce5">
            <text:p>陈振明，<text:span text:style-name="T2"><text:s/></text:span>张耀林，<text:span text:style-name="T2"><text:s/></text:span>彭明祥，<text:span text:style-name="T2"><text:s/></text:span>等<text:span text:style-name="T2">.<text:s/></text:span>国产高强钢及厚板在央视新台址主楼建筑中的应用<text:span text:style-name="T2">[J].<text:s/></text:span>钢结构，<text:span text:style-name="T2"><text:s/>2009(02):34-38.</text:span>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[4]</text:p>
          </table:table-cell>
          <table:table-cell office:value-type="string" table:style-name="ce6">
            <text:p>Bjorhovde R. Development and use of high performance steel[J]. Journal of Constructional Steel Research, 2004,60(3-5):393-400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[5]</text:p>
          </table:table-cell>
          <table:table-cell office:value-type="string" table:style-name="ce6">
            <text:p>Veljkovic M, Johansson B. Design of hybrid steel girders[J]. Journal of Constructional Steel Research, 2004,60(3-5):535-547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[6]</text:p>
          </table:table-cell>
          <table:table-cell office:value-type="string" table:style-name="ce5">
            <text:p>王庆丽<text:span text:style-name="T2">.<text:s/></text:span>我国钢结构行业现状及发展趋势<text:span text:style-name="T2">[N].<text:s/></text:span>世界金属导报<text:span text:style-name="T2">.</text:span>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[7]</text:p>
          </table:table-cell>
          <table:table-cell office:value-type="string" table:style-name="ce6">
            <text:p>Haaijer G. Economy of High Strength Steel Structural Members[J]. American Society of Civil Engineers, 2015.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[8]</text:p>
          </table:table-cell>
          <table:table-cell office:value-type="string" table:style-name="ce6">
            <text:p>Collin P, Johansson B. Bridges in high strength steel[J]. IABSE Symposium Report, 2006,92(4):1-9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[9]</text:p>
          </table:table-cell>
          <table:table-cell office:value-type="string" table:style-name="ce6">
            <text:p>Gunther H. Use and Application of High-Performance Steels for Steel Structuras[M]. Zurich, Switzerland: ETH Honggerberg, 2006.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[10]</text:p>
          </table:table-cell>
          <table:table-cell office:value-type="string" table:style-name="ce5">
            <text:p>班慧勇，<text:span text:style-name="T2"><text:s/></text:span>施刚，<text:span text:style-name="T2"><text:s/></text:span>石永久，<text:span text:style-name="T2"><text:s/></text:span>等<text:span text:style-name="T2">.<text:s/></text:span>超高强度钢材钢结构受力性能研究<text:span text:style-name="T2">:<text:s/></text:span>中国钢结构协会结构稳定与疲劳分会<text:span text:style-name="T2">2008</text:span>年学术交流会暨纪念王国周先生诞辰九十周年大会，<text:span text:style-name="T2"><text:s/></text:span>中国辽宁沈阳，<text:span text:style-name="T2"><text:s/>2008[C].</text:span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[11]</text:p>
          </table:table-cell>
          <table:table-cell office:value-type="string" table:style-name="ce5">
            <text:p>施刚，<text:span text:style-name="T2"><text:s/></text:span>班慧勇，<text:span text:style-name="T2"><text:s/></text:span>石永久，<text:span text:style-name="T2"><text:s/></text:span>等<text:span text:style-name="T2">.<text:s/></text:span>高强度钢材钢结构研究进展综述<text:span text:style-name="T2">-</text:span>第<text:span text:style-name="T2">21</text:span>届全国结构工程学术会议特邀报告<text:span text:style-name="T2">-:<text:s/></text:span>第<text:span text:style-name="T2">21</text:span>届全国结构工程学术会议，<text:span text:style-name="T2"><text:s/></text:span>沈阳，<text:span text:style-name="T2"><text:s/>2012[C].</text:span>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[12]</text:p>
          </table:table-cell>
          <table:table-cell office:value-type="string" table:style-name="ce5">
            <text:p>班慧勇<text:span text:style-name="T2">.<text:s/></text:span>高强度钢材轴心受压构建整体稳定性能与设计方法研究<text:span text:style-name="T2">[D].<text:s/></text:span>清华大学土木工程系，<text:span text:style-name="T2"><text:s/>2012.</text:span>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[13]</text:p>
          </table:table-cell>
          <table:table-cell office:value-type="string" table:style-name="ce5">
            <text:p>刘希月，<text:span text:style-name="T2"><text:s/></text:span>王元清，<text:span text:style-name="T2"><text:s/></text:span>石永久，<text:span text:style-name="T2"><text:s/></text:span>等<text:span text:style-name="T2">.<text:s/></text:span>高强度钢材钢结构构造及节点脆性断裂的研究<text:span text:style-name="T2">:<text:s/></text:span>中国钢结构协会结构稳定与疲劳分会第<text:span text:style-name="T2">13</text:span>届<text:span text:style-name="T2">(ISSF-2012)</text:span>学术交流会暨钢结构教学研讨会，<text:span text:style-name="T2"><text:s/></text:span>中国湖北武汉，<text:span text:style-name="T2"><text:s/>2012[C].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[14]</text:p>
          </table:table-cell>
          <table:table-cell office:value-type="string" table:style-name="ce5">
            <text:p>施刚，<text:span text:style-name="T2"><text:s/></text:span>石永久，<text:span text:style-name="T2"><text:s/></text:span>班慧勇<text:span text:style-name="T2">.<text:s/></text:span>高强度钢材钢结构<text:span text:style-name="T2">[M].<text:s/></text:span>第一版<text:span text:style-name="T2">.<text:s/></text:span>北京<text:span text:style-name="T2">:<text:s/></text:span>中国建筑工业出版社，<text:span text:style-name="T2"><text:s/>2014.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[15]</text:p>
          </table:table-cell>
          <table:table-cell office:value-type="string" table:style-name="ce5">
            <text:p>付俊岩，<text:span text:style-name="T2"><text:s/></text:span>东涛<text:span text:style-name="T2">.<text:s/></text:span>建筑和桥梁钢结构用钢屈强比问题的探讨<text:span text:style-name="T2">[N].<text:s/></text:span>世界金属导报<text:span text:style-name="T2">.</text:span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[16]</text:p>
          </table:table-cell>
          <table:table-cell office:value-type="string" table:style-name="ce5">
            <text:p>高国兵，<text:span text:style-name="T2"><text:s/></text:span>费新华，<text:span text:style-name="T2"><text:s/></text:span>贺明玄<text:span text:style-name="T2">. Q460E</text:span>钢材在中央电视台新台址主楼钢结构工程中的焊接应用<text:span text:style-name="T2">: 2007</text:span>年全国建筑钢结构行业大会，<text:span text:style-name="T2"><text:s/></text:span>中国黑龙江哈尔滨，<text:span text:style-name="T2"><text:s/>2007[C]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17]</text:p>
          </table:table-cell>
          <table:table-cell office:value-type="string" table:style-name="ce6">
            <text:p>GB 50017-2003<text:s/><text:span text:style-name="T3">钢结构设计规范</text:span>[S].<text:s/><text:span text:style-name="T3">北京</text:span>:<text:s/><text:span text:style-name="T3">中国计划出版社，</text:span><text:s/>2003.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[18]</text:p>
          </table:table-cell>
          <table:table-cell office:value-type="string" table:style-name="ce6">
            <text:p>EN 1993-1-8 Eurocode 3: Design of steel structures-Part 1-8: Design of joints[S]. 2005.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9]</text:p>
          </table:table-cell>
          <table:table-cell office:value-type="string" table:style-name="ce6">
            <text:p>EN 1993-1-12 Eurocode 3 - Design of steel structures-Part 1-12: Additional rules for the extension of EN 1993 up to steel grades S700[S]. 2007.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[20]</text:p>
          </table:table-cell>
          <table:table-cell office:value-type="string" table:style-name="ce6">
            <text:p>AWS D1.1-D1.1M-2010[S]. 2010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21]</text:p>
          </table:table-cell>
          <table:table-cell office:value-type="string" table:style-name="ce6">
            <text:p>Ban H, Shi Y, Wang Y, et al. Research Progress on the Mechanical Property of High Strength Structural Steels[J]. Advanced Materials Research, 2011,250-253:640-648.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[22]</text:p>
          </table:table-cell>
          <table:table-cell office:value-type="string" table:style-name="ce5">
            <text:p>孙飞飞，<text:span text:style-name="T2"><text:s/></text:span>谢黎明，<text:span text:style-name="T2"><text:s/></text:span>崔嵬，<text:span text:style-name="T2"><text:s/></text:span>等<text:span text:style-name="T2">. Q460</text:span>高强钢单调与反复加载性能试验研究<text:span text:style-name="T2">[J].<text:s/></text:span>建筑结构学报，<text:span text:style-name="T2"><text:s/>2013(01):30-35.</text:span>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[23]</text:p>
          </table:table-cell>
          <table:table-cell office:value-type="string" table:style-name="ce5">
            <text:p>施刚，<text:span text:style-name="T2"><text:s/></text:span>王飞，<text:span text:style-name="T2"><text:s/></text:span>戴国欣，<text:span text:style-name="T2"><text:s/></text:span>等<text:span text:style-name="T2">. Q460C</text:span>高强度结构钢材循环加载试验研究<text:span text:style-name="T2">[J].<text:s/></text:span>东南大学学报（自然科学版），<text:span text:style-name="T2"><text:s/>2011</text:span>，<text:span text:style-name="T2">41(6):1259-1265.</text:span>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[24]</text:p>
          </table:table-cell>
          <table:table-cell office:value-type="string" table:style-name="ce5">
            <text:p>施刚，<text:span text:style-name="T2"><text:s/></text:span>王飞，<text:span text:style-name="T2"><text:s/></text:span>戴国欣，<text:span text:style-name="T2"><text:s/></text:span>等<text:span text:style-name="T2">. Q460D</text:span>高强度结构钢材循环加载试验研究<text:span text:style-name="T2">[J].<text:s/></text:span>土木工程学报，<text:span text:style-name="T2"><text:s/>2012(07):48-55.</text:span>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[25]</text:p>
          </table:table-cell>
          <table:table-cell office:value-type="string" table:style-name="ce5">
            <text:p>戴国欣，<text:span text:style-name="T2"><text:s/></text:span>王飞，<text:span text:style-name="T2"><text:s/></text:span>施刚，<text:span text:style-name="T2"><text:s/></text:span>等<text:span text:style-name="T2">. Q345</text:span>与<text:span text:style-name="T2">Q460</text:span>结构钢材单调和循环加载性能比较<text:span text:style-name="T2">[J].<text:s/></text:span>工业建筑，<text:span text:style-name="T2"><text:s/>2012</text:span>，<text:span text:style-name="T2">42(1):13-17</text:span>，<text:span text:style-name="T2"><text:s/>55.</text:span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26]</text:p>
          </table:table-cell>
          <table:table-cell office:value-type="string" table:style-name="ce6">
            <text:p>Shi G, Wang M, Bai Y, et al. Experimental and modeling study of high-strength structural steel under cyclic loading[J]. Engineering Structures, 2012,37:1-13.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[27]</text:p>
          </table:table-cell>
          <table:table-cell office:value-type="string" table:style-name="ce5">
            <text:p>施刚，<text:span text:style-name="T2"><text:s/></text:span>张建兴<text:span text:style-name="T2">.<text:s/></text:span>高强度结构钢材<text:span text:style-name="T2">Q460D</text:span>的疲劳性能试验研究<text:span text:style-name="T2">[J].<text:s/></text:span>工业建筑，<text:span text:style-name="T2"><text:s/>2014(03):6-10.</text:span>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28]</text:p>
          </table:table-cell>
          <table:table-cell office:value-type="string" table:style-name="ce6">
            <text:p>Ban H, Shi G, Shi Y, et al. Overall buckling behavior of 460MPa high strength steel columns: Experimental investigation and design method[J]. Journal of Constructional Steel Research, 2012,74:140-150.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[29]</text:p>
          </table:table-cell>
          <table:table-cell office:value-type="string" table:style-name="ce5">
            <text:p>闫晓雷，<text:span text:style-name="T2"><text:s/></text:span>李国强，<text:span text:style-name="T2"><text:s/></text:span>陈素文<text:span text:style-name="T2">. Q460</text:span>高强钢焊接箱形压弯构件极限承载力数值分析<text:span text:style-name="T2">[J].<text:s/></text:span>建筑钢结构进展，<text:span text:style-name="T2"><text:s/>2013(03):12-18.</text:span>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30]</text:p>
          </table:table-cell>
          <table:table-cell office:value-type="string" table:style-name="ce6">
            <text:p>Shi G, Ban H, Bijlaard F S K. Tests and numerical study of ultra-high strength steel columns with end restraints[J]. Journal of Constructional Steel Research, 2012,70:236-247.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[31]</text:p>
          </table:table-cell>
          <table:table-cell office:value-type="string" table:style-name="ce5">
            <text:p>王元清，<text:span text:style-name="T2"><text:s/></text:span>林云，<text:span text:style-name="T2"><text:s/></text:span>张延年，<text:span text:style-name="T2"><text:s/></text:span>等<text:span text:style-name="T2">.<text:s/></text:span>高强度钢材<text:span text:style-name="T2">Q460C</text:span>低温力学性能试验<text:span text:style-name="T2">[J].<text:s/></text:span>沈阳建筑大学学报<text:span text:style-name="T2">(</text:span>自然科学版<text:span text:style-name="T2">)</text:span>，<text:span text:style-name="T2"><text:s/>2011(04):646-652.</text:span>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[32]</text:p>
          </table:table-cell>
          <table:table-cell office:value-type="string" table:style-name="ce5">
            <text:p>孙旭<text:span text:style-name="T2">. Q690</text:span>钢材料力学特性研究<text:span text:style-name="T2">[D].<text:s/></text:span>同济大学，<text:span text:style-name="T2"><text:s/>2013.</text:span>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[33]</text:p>
          </table:table-cell>
          <table:table-cell office:value-type="string" table:style-name="ce6">
            <text:p>Czyryca E J, Link R E, Wong R J, et al. Development and Certification of HSLA<text:span text:style-name="T3">‐</text:span>100 Steel for Naval Ship Construction[J]. Naval engineers journal, 1990,102(3):63-82.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34]</text:p>
          </table:table-cell>
          <table:table-cell office:value-type="string" table:style-name="ce6">
            <text:p>Yayla P, Kaluc E, Ural K. Effects of welding processes on the mechanical properties of HY 80 steel weldments[J]. Materials &amp; Design, 2007,28(6):1898-1906.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35]</text:p>
          </table:table-cell>
          <table:table-cell office:value-type="string" table:style-name="ce6">
            <text:p>Magudeeswaran G, Balasubramanian V, Reddy G M. Effect of welding processes and consumables on high cycle fatigue life of high strength, quenched and tempered steel joints[J]. Materials &amp; Design, 2008,29(9):1821-1827.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36]</text:p>
          </table:table-cell>
          <table:table-cell office:value-type="string" table:style-name="ce6">
            <text:p>Magudeeswaran G, Balasubramanian V, Reddy G M. Hydrogen induced cold cracking studies on armour grade high strength, quenched and tempered steel weldments[J]. International journal of hydrogen energy, 2008,33(7):1897-1908.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37]</text:p>
          </table:table-cell>
          <table:table-cell office:value-type="string" table:style-name="ce6">
            <text:p>Neves J, Loureiro A. Fracture toughness of welds—effect of brittle zones and strength mismatch[J]. Journal of materials processing technology, 2004,153:537-543.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[38]</text:p>
          </table:table-cell>
          <table:table-cell office:value-type="string" table:style-name="ce5">
            <text:p>左武斌<text:span text:style-name="T2">. EN10225 S3Z-S420 G2+Q 150mm<text:s/></text:span>低碳高强度钢板焊接工艺研究<text:span text:style-name="T2">[D].<text:s/></text:span>上海交通大学，<text:span text:style-name="T2"><text:s/>2010.</text:span>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[39]</text:p>
          </table:table-cell>
          <table:table-cell office:value-type="string" table:style-name="ce5">
            <text:p>孙博，<text:span text:style-name="T2"><text:s/></text:span>胡新，<text:span text:style-name="T2"><text:s/></text:span>贺继友，<text:span text:style-name="T2"><text:s/></text:span>等<text:span text:style-name="T2">. Q690</text:span>高强钢中厚板全熔透焊接工艺分析<text:span text:style-name="T2">[J].<text:s/></text:span>焊管，<text:span text:style-name="T2"><text:s/>2015(01):59-62.</text:span>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[40]</text:p>
          </table:table-cell>
          <table:table-cell office:value-type="string" table:style-name="ce5">
            <text:p>张卫群<text:span text:style-name="T2">. Q690</text:span>低合金高强度钢的焊接工艺分析<text:span text:style-name="T2">[J].<text:s/></text:span>金属加工，<text:span text:style-name="T2"><text:s/>2008(29):191-192.</text:span>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[41]</text:p>
          </table:table-cell>
          <table:table-cell office:value-type="string" table:style-name="ce5">
            <text:p>张晓波，<text:span text:style-name="T2"><text:s/></text:span>曹睿，<text:span text:style-name="T2"><text:s/></text:span>冯伟，<text:span text:style-name="T2"><text:s/></text:span>等<text:span text:style-name="T2">. 980MPa</text:span>高强钢<text:span text:style-name="T2">TIG</text:span>焊接接头原位拉伸断裂机理<text:span text:style-name="T2">[J].<text:s/></text:span>中国机械工程，<text:span text:style-name="T2"><text:s/>2010(22):2746-2750.</text:span>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[42]</text:p>
          </table:table-cell>
          <table:table-cell office:value-type="string" table:style-name="ce5">
            <text:p>冯伟<text:span text:style-name="T2">. 980MPa</text:span>高强钢焊接接头断裂行为研究<text:span text:style-name="T2">[D].<text:s/></text:span>兰州理工大学，<text:span text:style-name="T2"><text:s/>2009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43]</text:p>
          </table:table-cell>
          <table:table-cell office:value-type="string" table:style-name="ce5">
            <text:p>朱莎莎<text:span text:style-name="T2">. 980MPa</text:span>高强钢焊接接头组织及性能研究<text:span text:style-name="T2">[D].<text:s/></text:span>兰州理工大学，<text:span text:style-name="T2"><text:s/>2010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44]</text:p>
          </table:table-cell>
          <table:table-cell office:value-type="string" table:style-name="ce5">
            <text:p>张晓波<text:span text:style-name="T2">. 980MPa</text:span>级低碳贝氏体高强钢<text:span text:style-name="T2">MAG</text:span>焊接接头不同试样的拉伸断裂机理<text:span text:style-name="T2">[J].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[45]</text:p>
          </table:table-cell>
          <table:table-cell office:value-type="string" table:style-name="ce5">
            <text:p>曹睿，<text:span text:style-name="T2"><text:s/></text:span>冯伟，<text:span text:style-name="T2"><text:s/></text:span>彭云，<text:span text:style-name="T2"><text:s/></text:span>等<text:span text:style-name="T2">. 980MPa</text:span>级高强钢焊接接头<text:span text:style-name="T2">HAZ</text:span>冲击性能的分析<text:span text:style-name="T2">[J].<text:s/></text:span>焊接学报，<text:span text:style-name="T2"><text:s/>2010(08):93-96.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[46]</text:p>
          </table:table-cell>
          <table:table-cell office:value-type="string" table:style-name="ce5">
            <text:p>冯伟，<text:span text:style-name="T2"><text:s/></text:span>曹睿，<text:span text:style-name="T2"><text:s/></text:span>彭云，<text:span text:style-name="T2"><text:s/></text:span>等<text:span text:style-name="T2">. 980MPa</text:span>级高强钢焊接接头<text:span text:style-name="T2">HAZ</text:span>的组织和性能<text:span text:style-name="T2">[J].<text:s/></text:span>焊接学报，<text:span text:style-name="T2"><text:s/>2009(07):17-20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47]</text:p>
          </table:table-cell>
          <table:table-cell office:value-type="string" table:style-name="ce5">
            <text:p>许红<text:span text:style-name="T2">. 980MPa</text:span>级高强钢焊接性的研究现状<text:span text:style-name="T2">[J].</text:span>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48]</text:p>
          </table:table-cell>
          <table:table-cell office:value-type="string" table:style-name="ce6">
            <text:p>Ray P K, Ganguly R I, Panda A K. Optimization of mechanical properties of an HSLA-100 steel through control of heat treatment variables[J]. Materials Science and Engineering: A, 2003,346(1):122-131.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49]</text:p>
          </table:table-cell>
          <table:table-cell office:value-type="string" table:style-name="ce6">
            <text:p>SATOH K, TOYODA M, UKITA K, et al. Prevention of Weld Crack in HT80 Heavy Plates with Undermatching Electrodes and its Application to Fabricating Penstock[J]. Transactions of the Japan Welding Society, 1978,9(1):17-21.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50]</text:p>
          </table:table-cell>
          <table:table-cell office:value-type="string" table:style-name="ce6">
            <text:p>Howden D G. Effective Use of Weld Metal Yield Strength for HYSteels[J]. NMAB-380, Committee on Effective Utilization of Weld metal Yield Strength, 1983.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51]</text:p>
          </table:table-cell>
          <table:table-cell office:value-type="string" table:style-name="ce6">
            <text:p>Dexter R J. significance of strength undermatching of welds in structural behavior: Second international symposium on mis-matching of interfaces and welds, 1997[C]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52]</text:p>
          </table:table-cell>
          <table:table-cell office:value-type="string" table:style-name="ce5">
            <text:p>田锡唐<text:span text:style-name="T2">.<text:s/></text:span>焊接结构<text:span text:style-name="T2">[M].<text:s/></text:span>北京<text:span text:style-name="T2">:<text:s/></text:span>机械工业出版社，<text:span text:style-name="T2"><text:s/>1982.</text:span>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53]</text:p>
          </table:table-cell>
          <table:table-cell office:value-type="string" table:style-name="ce6">
            <text:p>Loureiro A J. Effect of heat input on plastic deformation of undermatched welds[J]. Journal of materials processing technology, 2002,128(1):240-249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54]</text:p>
          </table:table-cell>
          <table:table-cell office:value-type="string" table:style-name="ce6">
            <text:p>Khurshid M, Barsoum Z, Barsoum I. Load Carrying Capacities of Butt Welded Joints in High Strength Steels[J]. Journal of Engineering Materials and Technology, 2015,137(4):41003.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55]</text:p>
          </table:table-cell>
          <table:table-cell office:value-type="string" table:style-name="ce6">
            <text:p>Qiu H, Kawaguchi Y. Strength and deformability of welded joints of 780 MPa grade steel plates[J]. Materials Science and Engineering: A, 2003,348(1):22-28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56]</text:p>
          </table:table-cell>
          <table:table-cell office:value-type="string" table:style-name="ce6">
            <text:p>Rao A S, Rao G V, Rao B N. Effect of long-seam mismatch on the burst pressure of maraging steel rocket motor cases[J]. Engineering Failure Analysis, 2005,12(2):325-33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57]</text:p>
          </table:table-cell>
          <table:table-cell office:value-type="string" table:style-name="ce5">
            <text:p>陈丽珑，<text:span text:style-name="T2"><text:s/></text:span>李致焕，<text:span text:style-name="T2"><text:s/></text:span>张锡爱<text:span text:style-name="T2">.<text:s/></text:span>母材不等强焊接接头强度研究<text:span text:style-name="T2">[J].<text:s/></text:span>焊接技术，<text:span text:style-name="T2"><text:s/>2002(01):9-10.</text:span>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[58]</text:p>
          </table:table-cell>
          <table:table-cell office:value-type="string" table:style-name="ce5">
            <text:p>王诚英，<text:span text:style-name="T2"><text:s/></text:span>尚军，<text:span text:style-name="T2"><text:s/></text:span>张建勋，<text:span text:style-name="T2"><text:s/></text:span>等<text:span text:style-name="T2">.<text:s/></text:span>焊接坡口形式对不同匹配焊接接头性能的影响研究<text:span text:style-name="T2">[J].<text:s/></text:span>机械强度，<text:span text:style-name="T2"><text:s/>1998(01):32-36.</text:span>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">
            <text:p>[59]</text:p>
          </table:table-cell>
          <table:table-cell office:value-type="string" table:style-name="ce6">
            <text:p>Sterjovski Z, Dunne D P, Ambrose S. Evaluation of cross-weld properties of quenched and tempered pressure vessel steel before and after PWHT[J]. International journal of pressure vessels and piping, 2004,81(6):465-470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60]</text:p>
          </table:table-cell>
          <table:table-cell office:value-type="string" table:style-name="ce5">
            <text:p>黄东鎏<text:span text:style-name="T2">. Q460E</text:span>焊接性能分析及匹配焊材研究<text:span text:style-name="T2">[D].<text:s/></text:span>西安理工大学，<text:span text:style-name="T2"><text:s/>2008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61]</text:p>
          </table:table-cell>
          <table:table-cell office:value-type="string" table:style-name="ce5">
            <text:p>魏晨熙<text:span text:style-name="T2">. Q460</text:span>高强度钢材焊缝连接受力性能和计算模型研究<text:span text:style-name="T2">[D].<text:s/></text:span>清华大学，<text:span text:style-name="T2"><text:s/>2013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62]</text:p>
          </table:table-cell>
          <table:table-cell office:value-type="string" table:style-name="ce5">
            <text:p>林云<text:span text:style-name="T2">.<text:s/></text:span>高强钢材<text:span text:style-name="T2">Q460C</text:span>及其焊缝力学与韧性性能试验研究<text:span text:style-name="T2">[D].<text:s/></text:span>沈阳建筑大学，<text:span text:style-name="T2"><text:s/>2012.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[63]</text:p>
          </table:table-cell>
          <table:table-cell office:value-type="string" table:style-name="ce5">
            <text:p>王莲芳，<text:span text:style-name="T2"><text:s/></text:span>陈伯蠡，<text:span text:style-name="T2"><text:s/></text:span>乌通儒，<text:span text:style-name="T2"><text:s/></text:span>等<text:span text:style-name="T2">. 15MnVNq</text:span>钢埋弧焊焊缝强韧性研究<text:span text:style-name="T2">[J].<text:s/></text:span>中国机械工程，<text:span text:style-name="T2"><text:s/>1995(01):38-40.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[64]</text:p>
          </table:table-cell>
          <table:table-cell office:value-type="string" table:style-name="ce5">
            <text:p>严鸢飞，<text:span text:style-name="T2"><text:s/></text:span>杨毅，<text:span text:style-name="T2"><text:s/></text:span>印建正，<text:span text:style-name="T2"><text:s/></text:span>等<text:span text:style-name="T2">.<text:s/></text:span>钢焊接接头的强韧性设计原则的研究<text:span text:style-name="T2">[J].<text:s/></text:span>机械工程学报，<text:span text:style-name="T2"><text:s/>1996(02):101-105.</text:span>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65]</text:p>
          </table:table-cell>
          <table:table-cell office:value-type="string" table:style-name="ce6">
            <text:p>Collin P, Möller M, Nilsson M, et al. Undermatching Butt Welds in High Strength Steel[J]. Iabse Symposium Report, 2009:96-106.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">
            <text:p>[66]</text:p>
          </table:table-cell>
          <table:table-cell office:value-type="string" table:style-name="ce6">
            <text:p>Moltubakk T, Thaulow C, Zhang Z L. Application of local approach to inhomogeneous welds. Influence of crack position and strength mismatch[J]. Engineering Fracture Mechanics, 1999,62(4):445-462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67]</text:p>
          </table:table-cell>
          <table:table-cell office:value-type="string" table:style-name="ce6">
            <text:p>Betegón C, Peñuelas I, Del Coz J J. Numerical analysis of the influence of material mismatching in the transition curve of welded joints[J]. Engineering Fracture Mechanics, 2008,75(11):3464-3482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68]</text:p>
          </table:table-cell>
          <table:table-cell office:value-type="string" table:style-name="ce6">
            <text:p>Kuhlmann U, Günther H, Rasche C. High-strength steel fillet welded connections[J]. Steel Construction, 2008,1(1):77-84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69]</text:p>
          </table:table-cell>
          <table:table-cell office:value-type="string" table:style-name="ce6">
            <text:p>Björk T, Toivonen J, Nykänen T. Capacity of Fillet Welded Joints Made of Ultra High-Strength Steel[J]. Welding in the World, 2012,56(3-4):71-84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70]</text:p>
          </table:table-cell>
          <table:table-cell office:value-type="string" table:style-name="ce6">
            <text:p>Yayla P, Kaluc E, Ural K. Effects of welding processes on the mechanical properties of HY 80 steel weldments[J]. Materials &amp; Design, 2007,28(6):1898-1906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71]</text:p>
          </table:table-cell>
          <table:table-cell office:value-type="string" table:style-name="ce6">
            <text:p>Maurer W, Ernst W, Rauch R, et al. Evaluation of the factors influencing the strength of HSLA steel weld joint with softened HAZ[J]. Welding in the World, 2015,59(6):809-822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72]</text:p>
          </table:table-cell>
          <table:table-cell office:value-type="string" table:style-name="ce6">
            <text:p>Pisarski H G, Dolby R E. The significance of softened HAZs in high strength structural steels[J]. Welding in the World, 2003,47(5-6):32-40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73]</text:p>
          </table:table-cell>
          <table:table-cell office:value-type="string" table:style-name="ce5">
            <text:p>王立<text:span text:style-name="T2">.<text:s/></text:span>高强度桥梁钢<text:span text:style-name="T2">Q460q</text:span>焊接性能研究<text:span text:style-name="T2">[D].<text:s/></text:span>长春工业大学，<text:span text:style-name="T2"><text:s/>2010.</text:span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74]</text:p>
          </table:table-cell>
          <table:table-cell office:value-type="string" table:style-name="ce6">
            <text:p>Zhang H J, Zhang G J, Cai C B, et al. Numerical simulation of three-dimension stress field in double-sided double arc multipass welding process[J]. Materials Science and Engineering: A, 2009,499(1-2):309-314.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[75]</text:p>
          </table:table-cell>
          <table:table-cell office:value-type="string" table:style-name="ce5">
            <text:p>李冬林，<text:span text:style-name="T2"><text:s/></text:span>王强<text:span text:style-name="T2">.<text:s/></text:span>基于有限元的角焊缝建模的探讨<text:span text:style-name="T2">[J].<text:s/></text:span>湖北工业大学学报，<text:span text:style-name="T2"><text:s/>2009(02):76-77.</text:span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76]</text:p>
          </table:table-cell>
          <table:table-cell office:value-type="string" table:style-name="ce6">
            <text:p>Rodrigues D M, Menezes L F, Loureiro A, et al. Numerical study of the plastic behaviour in tension of welds in high strength steels[J]. International Journal of Plasticity, 2004,20(1):1-18.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77]</text:p>
          </table:table-cell>
          <table:table-cell office:value-type="string" table:style-name="ce6">
            <text:p>Kanvinde A M, Gomez I R, Roberts M, et al. Strength and ductility of fillet welds with transverse root notch[J]. Journal of Constructional Steel Research, 2009,65(4):948-958.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78]</text:p>
          </table:table-cell>
          <table:table-cell office:value-type="string" table:style-name="ce6">
            <text:p>Rodrigues D M, Menezes L F, Loureiro A. The influence of the HAZ softening on the mechanical behaviour of welded joints containing cracks in the weld metal[J]. Engineering Fracture Mechanics, 2004,71(13-14):2053-2064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79]</text:p>
          </table:table-cell>
          <table:table-cell office:value-type="string" table:style-name="ce5">
            <text:p>佐藤邦彦<text:span text:style-name="T2">.<text:s/></text:span>熔接工学<text:span text:style-name="T2">[M].<text:s/></text:span>日本<text:span text:style-name="T2">:<text:s/></text:span>理工学社，<text:span text:style-name="T2"><text:s/>1979.</text:span>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">
            <text:p>[80]</text:p>
          </table:table-cell>
          <table:table-cell office:value-type="string" table:style-name="ce6">
            <text:p>Butler L J, Kulak G L. Strength of Fillet Welds as a Function of Direction of Load[J]. 1971.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81]</text:p>
          </table:table-cell>
          <table:table-cell office:value-type="string" table:style-name="ce6">
            <text:p>Miazga G S, Kennedy D J L. Behaviour of fillet welds as a function of the angle of loading[J]. Canadian Journal of Civil Engineering, 1989,16(4):583-599.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82]</text:p>
          </table:table-cell>
          <table:table-cell office:value-type="string" table:style-name="ce6">
            <text:p>Lesik D F, Kennedy D J L. Ultimate strength of fillet welded connections loaded in plane[J]. Canadian Journal of Civil Engineering, 1990,17(1):55-67.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[83]</text:p>
          </table:table-cell>
          <table:table-cell office:value-type="string" table:style-name="ce6">
            <text:p>Collin P, Johansson B. Design of welds in high strength steel, 2005[C].2005.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[84]</text:p>
          </table:table-cell>
          <table:table-cell office:value-type="string" table:style-name="ce6">
            <text:p>ANSI/AISC 360-10 Specification for Structural Steel Buildings[S]. 2010.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[85]</text:p>
          </table:table-cell>
          <table:table-cell office:value-type="string" table:style-name="ce6">
            <text:p>AWS D1.1/D1.1 M2000 Structure Welding Code-Steel[S]. 2008.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[86]</text:p>
          </table:table-cell>
          <table:table-cell office:value-type="string" table:style-name="ce6">
            <text:p>AS 4100-1998 Australian standard- steel structures[S]. 1998.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[87]</text:p>
          </table:table-cell>
          <table:table-cell office:value-type="string" table:style-name="ce5">
            <text:p>胡兵，<text:span text:style-name="T2"><text:s/></text:span>薛景川，<text:span text:style-name="T2"><text:s/></text:span>杨玉恭<text:span text:style-name="T2">.<text:s/></text:span>对焊接头几何形状参数统计分布及焊趾处<text:span text:style-name="T2">K_t</text:span>计算<text:span text:style-name="T2">[J].<text:s/></text:span>航空学报，<text:span text:style-name="T2"><text:s/>1994</text:span>，<text:span text:style-name="T2">15(11):1408-1410.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[88]</text:p>
          </table:table-cell>
          <table:table-cell office:value-type="string" table:style-name="ce5">
            <text:p>李栋才，<text:span text:style-name="T2"><text:s/></text:span>曹历杰<text:span text:style-name="T2">.<text:s/></text:span>对接接头应力集中系数的有限元分析<text:span text:style-name="T2">[J].<text:s/></text:span>西安石油学院学报<text:span text:style-name="T2">(</text:span>自然科学版<text:span text:style-name="T2">)</text:span>，<text:span text:style-name="T2"><text:s/>1997(01):30-34.</text:span>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89]</text:p>
          </table:table-cell>
          <table:table-cell office:value-type="string" table:style-name="ce6">
            <text:p>Lotsberg I. Stress concentration factors at welds in pipelines and tanks subjected to internal pressure and axial force[J]. Marine Structures, 2008,21(2):138-159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0]</text:p>
          </table:table-cell>
          <table:table-cell office:value-type="string" table:style-name="ce6">
            <text:p>Shao Y. Geometrical effect on the stress distribution along weld toe for tubular T-and K-joints under axial loading[J]. Journal of Constructional Steel Research, 2007,63(10):1351-1360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1]</text:p>
          </table:table-cell>
          <table:table-cell office:value-type="string" table:style-name="ce6">
            <text:p>N Diaye A, Hariri S, Pluvinage G, et al. Stress concentration factor analysis for notched welded tubular T-joints[J]. International Journal of Fatigue, 2007,29(8):1554-1570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2]</text:p>
          </table:table-cell>
          <table:table-cell office:value-type="string" table:style-name="ce6">
            <text:p>Hou C. Fatigue analysis of welded joints with the aid of real three-dimensional weld toe geometry[J]. International Journal of Fatigue, 2007,29(4):772-785.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">
            <text:p>[93]</text:p>
          </table:table-cell>
          <table:table-cell office:value-type="string" table:style-name="ce6">
            <text:p>Balasubramanian V, Guha B, Swamidas A, et al. Influences of shielded metal arc welded cruciform joint dimensions on toe crack failures of pressure vessel grade steels[J]. Engineering Failure Analysis, 2000,7(3):169-179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4]</text:p>
          </table:table-cell>
          <table:table-cell office:value-type="string" table:style-name="ce6">
            <text:p>Nykänen T, Marquis G, Björk T. Fatigue analysis of non-load-carrying fillet welded cruciform joints[J]. Engineering fracture mechanics, 2007,74(3):399-415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5]</text:p>
          </table:table-cell>
          <table:table-cell office:value-type="string" table:style-name="ce6">
            <text:p>Kirkhope K J, Bell R, Caron L, et al. Weld detail fatigue life improvement techniques. Part 2: application to ship structures[J]. Marine Structures, 1999,12(7):477-496.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">
            <text:p>[96]</text:p>
          </table:table-cell>
          <table:table-cell office:value-type="string" table:style-name="ce6">
            <text:p>Baptista R, Infante V, Branco C M. Study of the fatigue behavior in welded joints of stainless steels treated by weld toe grinding and subjected to salt water corrosion[J]. International journal of fatigue, 2008,30(3):453-462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7]</text:p>
          </table:table-cell>
          <table:table-cell office:value-type="string" table:style-name="ce6">
            <text:p>Schnack E, Weikl W. Shape optimization under fatigue using continuum damage mechanics[J]. Computer-Aided Design, 2002,34(12):929-938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8]</text:p>
          </table:table-cell>
          <table:table-cell office:value-type="string" table:style-name="ce6">
            <text:p>Schnack E, Spörl U. A mechanical dynamic programming algorithm for structure optimization[J]. International journal for numerical methods in engineering, 1986,23(11):1985-2004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99]</text:p>
          </table:table-cell>
          <table:table-cell office:value-type="string" table:style-name="ce6">
            <text:p>Mattheck C. Teacher tree: The evolution of notch shape optimization from complex to simple[J]. Engineering Fracture Mechanics, 2006,73(12):1732-1742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100]</text:p>
          </table:table-cell>
          <table:table-cell office:value-type="string" table:style-name="ce6">
            <text:p>Mattheck C, Baumgartner A, Kriechbaum R, et al. Computational methods for the understanding of biological optimization mechanisms[J]. Computational materials science, 1993,1(3):302-312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101]</text:p>
          </table:table-cell>
          <table:table-cell office:value-type="string" table:style-name="ce5">
            <text:p>赵智力<text:span text:style-name="T2">.<text:s/></text:span>基于等承载能力原则的高强钢低匹配焊接接头设计<text:span text:style-name="T2">[D].<text:s/></text:span>哈尔滨工业大学，<text:span text:style-name="T2"><text:s/>2009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102]</text:p>
          </table:table-cell>
          <table:table-cell office:value-type="string" table:style-name="ce5">
            <text:p>王涛<text:span text:style-name="T2">.<text:s/></text:span>基于断裂参量<text:span text:style-name="T2">K</text:span>因子的焊接接头等承载设计<text:span text:style-name="T2">[D].<text:s/></text:span>哈尔滨工业大学，<text:span text:style-name="T2"><text:s/>2012.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[103]</text:p>
          </table:table-cell>
          <table:table-cell office:value-type="string" table:style-name="ce5">
            <text:p>王彦博<text:span text:style-name="T2">. Q460</text:span>高强钢焊接截面柱极限承载力试验与理论研究<text:span text:style-name="T2">[D].<text:s/></text:span>同济大学土木工程学院，<text:span text:style-name="T2"><text:s/>2012.</text:span>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[104]</text:p>
          </table:table-cell>
          <table:table-cell office:value-type="string" table:style-name="ce6">
            <text:p>Griffith A A. The phenomena of rupture and flow in solids[J]. Philosophical transactions of the royal society of london. Series A, containing papers of a mathematical or physical character, 1921:163-198.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05]</text:p>
          </table:table-cell>
          <table:table-cell office:value-type="string" table:style-name="ce6">
            <text:p>Wells A A. Application of fracture mechanics at end beyond general yielding[J]. British Welding Journal, 1963(10):563-570.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06]</text:p>
          </table:table-cell>
          <table:table-cell office:value-type="string" table:style-name="ce6">
            <text:p>Rice J R. A path independent integral and the approximate analysis of strain concentration by notches and cracks[J]. Journal of applied mechanics, 1968,35(2):379-386.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07]</text:p>
          </table:table-cell>
          <table:table-cell office:value-type="string" table:style-name="ce6">
            <text:p>Hutchinson J W. Singular behaviour at the end of a tensile crack in a hardening material[J]. Journal of the Mechanics and Physics of Solids, 1968,16(1):13-31.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08]</text:p>
          </table:table-cell>
          <table:table-cell office:value-type="string" table:style-name="ce6">
            <text:p>Rice J, Rosengren G F. Plane strain deformation near a crack tip in a power-law hardening material[J]. Journal of the Mechanics and Physics of Solids, 1968,16(1):1-12.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09]</text:p>
          </table:table-cell>
          <table:table-cell office:value-type="string" table:style-name="ce6">
            <text:p>Kanvinde A M, Deierlein G G. Prediction of ductile fracture in steel moment connections during earthquakes using micromechanical fracture models, 2004[C].2004.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110]</text:p>
          </table:table-cell>
          <table:table-cell office:value-type="string" table:style-name="ce6">
            <text:p>Kanvinde A M, Deierlein G G. The void growth model and the stress modified critical strain model to predict ductile fracture in structural steels[J]. Journal of Structural Engineering, 2006,132(12):1907-1918.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[111]</text:p>
          </table:table-cell>
          <table:table-cell office:value-type="string" table:style-name="ce6">
            <text:p>Kanvinde A M, Deierlein G G. Finite-element simulation of ductile fracture in reduced section pull-plates using micromechanics-based fracture models[J]. Journal of Structural Engineering, 2007,133(5):656-664.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12]</text:p>
          </table:table-cell>
          <table:table-cell office:value-type="string" table:style-name="ce6">
            <text:p>Chi W, Kanvinde A M, Deierlein G G. Prediction of ductile fracture in steel connections using SMCS criterion[J]. Journal of structural engineering, 2006,132(2):171-181.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[113]</text:p>
          </table:table-cell>
          <table:table-cell office:value-type="string" table:style-name="ce6">
            <text:p>Kanvinde A M, Fell B V, Gomez I R, et al. Predicting fracture in structural fillet welds using traditional and micromechanical fracture models[J]. Engineering Structures, 2008,30(11):3325-3335.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[114]</text:p>
          </table:table-cell>
          <table:table-cell office:value-type="string" table:style-name="ce5">
            <text:p>赵敏，<text:span text:style-name="T2"><text:s/></text:span>孙长伟，<text:span text:style-name="T2"><text:s/></text:span>杜则裕<text:span text:style-name="T2">.<text:s/></text:span>焊接热模拟技术及其应用<text:span text:style-name="T2">[J].<text:s/></text:span>焊接技术，<text:span text:style-name="T2"><text:s/>1999</text:span>，<text:span text:style-name="T2">4:41-42.</text:span></text:p>
          </table:table-cell>
          <table:table-cell table:number-columns-repeated="16382" table:style-name="ce1"/>
        </table:table-row>
        <table:table-row table:number-rows-repeated="1048461" table:style-name="ro8">
          <table:table-cell table:number-columns-repeated="16384"/>
        </table:table-row>
      </table:table>
      <table:table table:name="肖贲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9">
          <table:table-cell office:value-type="string" table:style-name="ce7">
            <text:p>序号</text:p>
          </table:table-cell>
          <table:table-cell office:value-type="string" table:style-name="ce8">
            <text:p>文献目录（作者、题目、刊物名、出版时间、页次）</text:p>
          </table:table-cell>
          <table:table-cell table:number-columns-repeated="16382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string" table:style-name="ce10">
            <text:p>Teixeira, P., Martínez, G. and Graciano, C. Shear response of expanded metal panels. Engineering Structures, 2016, 106(Supplement C), 261-272.</text:p>
          </table:table-cell>
          <table:table-cell table:number-columns-repeated="16382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1">
            <text:p>林坚湘<text:span text:style-name="T1">.<text:s/></text:span>高性能剪切钢板阻尼器的性能模拟分析与试验研究<text:span text:style-name="T1">. (</text:span>华中科技大学<text:span text:style-name="T1">, 2011).</text:span></text:p>
          </table:table-cell>
          <table:table-cell table:number-columns-repeated="16382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1">
            <text:p>何志明<text:span text:style-name="T1">,<text:s/></text:span>周云<text:span text:style-name="T1"><text:s/>and<text:s/></text:span>陈清祥<text:span text:style-name="T1">.<text:s/></text:span>剪切钢板阻尼器研究与应用进展<text:span text:style-name="T1">.<text:s/></text:span>地震工程与工程振动<text:span text:style-name="T1">, 2012, 32(6), 124-135.</text:span></text:p>
          </table:table-cell>
          <table:table-cell table:number-columns-repeated="16382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1">
            <text:p>章丛俊<text:span text:style-name="T1">,<text:s/></text:span>李爱群<text:span text:style-name="T1"><text:s/>and<text:s/></text:span>赵明<text:span text:style-name="T1">.<text:s/></text:span>软钢阻尼器耗能减震结构的研究与应用综述<text:span text:style-name="T1">.<text:s/></text:span>工业建筑<text:span text:style-name="T1">, 2006, 36(9), 17-21.</text:span></text:p>
          </table:table-cell>
          <table:table-cell table:number-columns-repeated="16382"/>
        </table:table-row>
        <table:table-row table:style-name="ro10">
          <table:table-cell office:value-type="float" office:value="5" table:style-name="ce9">
            <text:p>5</text:p>
          </table:table-cell>
          <table:table-cell office:value-type="string" table:style-name="ce11">
            <text:p>褚洪民<text:span text:style-name="T1">,<text:s/></text:span>钱洪涛<text:span text:style-name="T1">,<text:s/></text:span>邓雪松<text:span text:style-name="T1"><text:s/>and<text:s/></text:span>周云<text:span text:style-name="T1">.<text:s/></text:span>应用防屈曲耗能支撑进行抗震加固的研究与应用<text:span text:style-name="T1">.<text:s/></text:span>第十六届全国现代结构工程技术交流会<text:span text:style-name="T1">, pp. 397-408</text:span>河北保定<text:span text:style-name="T1">, 2008).</text:span></text:p>
          </table:table-cell>
          <table:table-cell table:number-columns-repeated="16382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1">
            <text:p>刘峰<text:span text:style-name="T1">.<text:s/></text:span>新型防屈曲剪切钢板阻尼器性能研究<text:span text:style-name="T1">. (</text:span>东南大学<text:span text:style-name="T1">, 2014).</text:span></text:p>
          </table:table-cell>
          <table:table-cell table:number-columns-repeated="16382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1">
            <text:p>孟庆骞<text:span text:style-name="T1">.<text:s/></text:span>新型防屈曲低屈服点钢板剪力墙理论分析与试验研究<text:span text:style-name="T1">. (</text:span>东南大学<text:span text:style-name="T1">, 2012).</text:span></text:p>
          </table:table-cell>
          <table:table-cell table:number-columns-repeated="16382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1">
            <text:p>王威<text:span text:style-name="T1">,<text:s/></text:span>吕西林<text:span text:style-name="T1"><text:s/>and<text:s/></text:span>徐崇恩<text:span text:style-name="T1">.<text:s/></text:span>低屈服点钢在结构振动与控制中的应用研究<text:span text:style-name="T1">.<text:s/></text:span>结构工程师<text:span text:style-name="T1">, 2007, 23(6), 83-88.</text:span></text:p>
          </table:table-cell>
          <table:table-cell table:number-columns-repeated="16382"/>
        </table:table-row>
        <table:table-row table:style-name="ro4">
          <table:table-cell office:value-type="float" office:value="9" table:style-name="ce9">
            <text:p>9</text:p>
          </table:table-cell>
          <table:table-cell office:value-type="string" table:style-name="ce10">
            <text:p>Formisano, A., Lombardi, L. and Mazzolani, F.M. On the use of perforated metal shear panels for seismic-resistant application. 2015).</text:p>
          </table:table-cell>
          <table:table-cell table:number-columns-repeated="16382"/>
        </table:table-row>
        <table:table-row table:style-name="ro11">
          <table:table-cell office:value-type="float" office:value="10" table:style-name="ce9">
            <text:p>10</text:p>
          </table:table-cell>
          <table:table-cell office:value-type="string" table:style-name="ce10">
            <text:p>De Matteis, G., Formisano, A. and Mazzolani, F.M. An innovative methodology for seismic retrofitting of existing RC buildings by metal shear panels. Earthquake Engineering &amp; Structural Dynamics, 2009, 38(1), 61-78.</text:p>
          </table:table-cell>
          <table:table-cell table:number-columns-repeated="16382"/>
        </table:table-row>
        <table:table-row table:style-name="ro7">
          <table:table-cell office:value-type="float" office:value="11" table:style-name="ce9">
            <text:p>11</text:p>
          </table:table-cell>
          <table:table-cell office:value-type="string" table:style-name="ce10">
            <text:p>Sabouri-Ghomi, S., Ventura, C.E. and Kharrazi, M.H. Shear analysis and design of ductile steel plate walls. Journal of Structural Engineering, 2005, 131(6), 878-889.</text:p>
          </table:table-cell>
          <table:table-cell table:number-columns-repeated="16382"/>
        </table:table-row>
        <table:table-row table:style-name="ro6">
          <table:table-cell office:value-type="float" office:value="12" table:style-name="ce9">
            <text:p>12</text:p>
          </table:table-cell>
          <table:table-cell office:value-type="string" table:style-name="ce10">
            <text:p>Sabouri-Ghomi, S. Discussion of<text:s/><text:span text:style-name="T4">“</text:span>Plastic Analysis and Design of Steel Plate Shear Walls<text:span text:style-name="T4">”</text:span><text:s/>by Jeffrey Berman and Michel Bruneau. Journal of Structural Engineering, 2003, 129(11), 695-697.</text:p>
          </table:table-cell>
          <table:table-cell table:number-columns-repeated="16382"/>
        </table:table-row>
        <table:table-row table:style-name="ro7">
          <table:table-cell office:value-type="float" office:value="13" table:style-name="ce9">
            <text:p>13</text:p>
          </table:table-cell>
          <table:table-cell office:value-type="string" table:style-name="ce10">
            <text:p>Formisano, A., Lombardi, L. and Mazzolani, F.M. Perforated metal shear panels as bracing devices of seismic-resistant structures. Journal of Constructional Steel Research, 2016, 126, 37-49.</text:p>
          </table:table-cell>
          <table:table-cell table:number-columns-repeated="16382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1">
            <text:p>郭彦林<text:span text:style-name="T1">,<text:s/></text:span>周明<text:span text:style-name="T1">,<text:s/></text:span>董全利<text:span text:style-name="T1"><text:s/>and<text:s/></text:span>王小安<text:span text:style-name="T1">.<text:s/></text:span>三类钢板剪力墙结构试验研究<text:span text:style-name="T1">.<text:s/></text:span>建筑结构学报<text:span text:style-name="T1">, 2011, 32(1), 17-29.</text:span></text:p>
          </table:table-cell>
          <table:table-cell table:number-columns-repeated="16382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string" table:style-name="ce11">
            <text:p>郭彦林<text:span text:style-name="T1"><text:s/>and<text:s/></text:span>董全利<text:span text:style-name="T1">.<text:s/></text:span>钢板剪力墙的发展与研究现状<text:span text:style-name="T1">.<text:s/></text:span>钢结构<text:span text:style-name="T1">, 2005, 20(1), 1-6.</text:span></text:p>
          </table:table-cell>
          <table:table-cell table:number-columns-repeated="16382"/>
        </table:table-row>
        <table:table-row table:style-name="ro7">
          <table:table-cell office:value-type="float" office:value="16" table:style-name="ce9">
            <text:p>16</text:p>
          </table:table-cell>
          <table:table-cell office:value-type="string" table:style-name="ce10">
            <text:p>Berman, J.W. and Bruneau, M. Experimental Investigation of Light-Gauge Steel Plate Shear Walls. Journal of Structural Engineering, 2005, 131(2), 259-267.</text:p>
          </table:table-cell>
          <table:table-cell table:number-columns-repeated="16382"/>
        </table:table-row>
        <table:table-row table:style-name="ro7">
          <table:table-cell office:value-type="float" office:value="17" table:style-name="ce9">
            <text:p>17</text:p>
          </table:table-cell>
          <table:table-cell office:value-type="string" table:style-name="ce10">
            <text:p>Zhao, Q. and Astaneh-Asl, A. Cyclic Behavior of Traditional and Innovative Composite Shear Walls. Journal of Structural Engineering, 2004, 130(2), 271-284.</text:p>
          </table:table-cell>
          <table:table-cell table:number-columns-repeated="16382"/>
        </table:table-row>
        <table:table-row table:style-name="ro4">
          <table:table-cell office:value-type="float" office:value="18" table:style-name="ce9">
            <text:p>18</text:p>
          </table:table-cell>
          <table:table-cell office:value-type="string" table:style-name="ce10">
            <text:p>Hitaka, T. and Matsui, C. Experimental Study on Steel Shear Wall with Slits. Journal of Structural Engineering, 2003, 129(5), 586-595.</text:p>
          </table:table-cell>
          <table:table-cell table:number-columns-repeated="16382"/>
        </table:table-row>
        <table:table-row table:style-name="ro11">
          <table:table-cell office:value-type="float" office:value="19" table:style-name="ce9">
            <text:p>19</text:p>
          </table:table-cell>
          <table:table-cell office:value-type="string" table:style-name="ce10">
            <text:p>Hitaka, T., Matsui, C., Tsuda, K., Sadakane, Y., Imamura, T. and Hatato, T. Elastic plastic behavior of building steel frame with steel bearing wall with slits. Journal of Structural &amp; Construction Engineering Transactions of Aij, 2000, 153-160.</text:p>
          </table:table-cell>
          <table:table-cell table:number-columns-repeated="16382"/>
        </table:table-row>
        <table:table-row table:style-name="ro4">
          <table:table-cell office:value-type="float" office:value="20" table:style-name="ce9">
            <text:p>20</text:p>
          </table:table-cell>
          <table:table-cell office:value-type="string" table:style-name="ce10">
            <text:p>Bhowmick, A.K. Seismic behavior of steel plate shear walls with centrally placed circular perforations. Thin-Walled Structures, 2014, 75, 30-42.</text:p>
          </table:table-cell>
          <table:table-cell table:number-columns-repeated="16382"/>
        </table:table-row>
        <table:table-row table:style-name="ro7">
          <table:table-cell office:value-type="float" office:value="21" table:style-name="ce9">
            <text:p>21</text:p>
          </table:table-cell>
          <table:table-cell office:value-type="string" table:style-name="ce10">
            <text:p>Valizadeh, H., Sheidaii, M. and Showkati, H. Experimental investigation on cyclic behavior of perforated steel plate shear walls. Journal of Constructional Steel Research, 2012, 70, 308-316.</text:p>
          </table:table-cell>
          <table:table-cell table:number-columns-repeated="16382"/>
        </table:table-row>
        <table:table-row table:style-name="ro2">
          <table:table-cell office:value-type="float" office:value="22" table:style-name="ce9">
            <text:p>22</text:p>
          </table:table-cell>
          <table:table-cell office:value-type="string" table:style-name="ce11">
            <text:p>刘学亮<text:span text:style-name="T1"><text:s/>and<text:s/></text:span>李国强<text:span text:style-name="T1">.<text:s/></text:span>小高宽比Ⅰ型屈曲约束钢板剪力墙抗震性能研究<text:span text:style-name="T1">. 2012).</text:span></text:p>
          </table:table-cell>
          <table:table-cell table:number-columns-repeated="16382"/>
        </table:table-row>
        <table:table-row table:style-name="ro3">
          <table:table-cell office:value-type="float" office:value="23" table:style-name="ce9">
            <text:p>23</text:p>
          </table:table-cell>
          <table:table-cell office:value-type="string" table:style-name="ce11">
            <text:p>陆烨<text:span text:style-name="T1">.<text:s/></text:span>大高宽比屈曲约束组合墙钢框架束柱体系性能研究<text:span text:style-name="T1">., pp. 1-158 (</text:span>同济大学<text:span text:style-name="T1">, 2009).</text:span></text:p>
          </table:table-cell>
          <table:table-cell table:number-columns-repeated="16382"/>
        </table:table-row>
        <table:table-row table:style-name="ro3">
          <table:table-cell office:value-type="float" office:value="24" table:style-name="ce9">
            <text:p>24</text:p>
          </table:table-cell>
          <table:table-cell office:value-type="string" table:style-name="ce11">
            <text:p>刘佳<text:span text:style-name="T1">,<text:s/></text:span>金双双<text:span text:style-name="T1"><text:s/>and<text:s/></text:span>欧进萍<text:span text:style-name="T1">.<text:s/></text:span>防屈曲开斜槽耗能钢板剪力墙的滞回性能分析<text:span text:style-name="T1">.<text:s/></text:span>防灾减灾工程学报<text:span text:style-name="T1">, 2014, v.34(3), 296-301.</text:span></text:p>
          </table:table-cell>
          <table:table-cell table:number-columns-repeated="16382"/>
        </table:table-row>
        <table:table-row table:style-name="ro2">
          <table:table-cell office:value-type="float" office:value="25" table:style-name="ce9">
            <text:p>25</text:p>
          </table:table-cell>
          <table:table-cell office:value-type="string" table:style-name="ce11">
            <text:p>刘佳<text:span text:style-name="T1">.<text:s/></text:span>防屈曲开斜槽耗能钢板剪力墙的性能研究<text:span text:style-name="T1">. (</text:span>哈尔滨工业大学<text:span text:style-name="T1">, 2013).</text:span></text:p>
          </table:table-cell>
          <table:table-cell table:number-columns-repeated="16382"/>
        </table:table-row>
        <table:table-row table:style-name="ro11">
          <table:table-cell office:value-type="float" office:value="26" table:style-name="ce9">
            <text:p>26</text:p>
          </table:table-cell>
          <table:table-cell office:value-type="string" table:style-name="ce10">
            <text:p>Jin, S., Ou, J. and Liew, J.Y.R. Stability of buckling-restrained steel plate shear walls with inclined-slots: Theoretical analysis and design recommendations. Journal of Constructional Steel Research, 2016, 117, 13-23.</text:p>
          </table:table-cell>
          <table:table-cell table:number-columns-repeated="16382"/>
        </table:table-row>
        <table:table-row table:style-name="ro11">
          <table:table-cell office:value-type="float" office:value="27" table:style-name="ce9">
            <text:p>27</text:p>
          </table:table-cell>
          <table:table-cell office:value-type="string" table:style-name="ce10">
            <text:p>Lin, C.H., Tsai, K.C., Lin, Y.C., Wang, K.J., Hsieh, W.D., Weng, Y.T., Qu, B. and Bruneau, M. THE SUB-STRUCTURAL PSEUDO DYNAMIC TESTS OF AFULL-SCALE TWO-STORY STEEL PLATE SHEAR WALL., 2006.</text:p>
          </table:table-cell>
          <table:table-cell table:number-columns-repeated="16382"/>
        </table:table-row>
        <table:table-row table:style-name="ro3">
          <table:table-cell office:value-type="float" office:value="28" table:style-name="ce9">
            <text:p>28</text:p>
          </table:table-cell>
          <table:table-cell office:value-type="string" table:style-name="ce11">
            <text:p>宁子健<text:span text:style-name="T1">,<text:s/></text:span>郝际平<text:span text:style-name="T1">,<text:s/></text:span>于金光<text:span text:style-name="T1">,<text:s/></text:span>钟炜辉<text:span text:style-name="T1"><text:s/>and<text:s/></text:span>白睿<text:span text:style-name="T1">.<text:s/></text:span>无粘结十字加劲钢板剪力墙结构抗剪性能分析<text:span text:style-name="T1">.<text:s/></text:span>钢结构<text:span text:style-name="T1">, 2013, 28(7), 11-15.</text:span></text:p>
          </table:table-cell>
          <table:table-cell table:number-columns-repeated="16382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string" table:style-name="ce11">
            <text:p>周明<text:span text:style-name="T1">.<text:s/></text:span>非加劲与防屈曲钢板剪力墙结构设计方法研究<text:span text:style-name="T1">. (</text:span>清华大学<text:span text:style-name="T1">, 2009).</text:span></text:p>
          </table:table-cell>
          <table:table-cell table:number-columns-repeated="16382"/>
        </table:table-row>
        <table:table-row table:style-name="ro3">
          <table:table-cell office:value-type="float" office:value="30" table:style-name="ce9">
            <text:p>30</text:p>
          </table:table-cell>
          <table:table-cell office:value-type="string" table:style-name="ce11">
            <text:p>于金光<text:span text:style-name="T1">.<text:s/></text:span>半刚性框架—非加劲及屈曲约束钢板剪力墙结构抗震性能试验与理论研究<text:span text:style-name="T1">. (</text:span>西安建筑科技大学<text:span text:style-name="T1">, 2013).</text:span></text:p>
          </table:table-cell>
          <table:table-cell table:number-columns-repeated="16382"/>
        </table:table-row>
        <table:table-row table:style-name="ro7">
          <table:table-cell office:value-type="float" office:value="31" table:style-name="ce9">
            <text:p>31</text:p>
          </table:table-cell>
          <table:table-cell office:value-type="string" table:style-name="ce10">
            <text:p>Egorova, N., Eatherton, M.R. and Maurya, A. Experimental study of ring-shaped steel plate shear walls. Journal of Constructional Steel Research, 2014, 103, 179-189.</text:p>
          </table:table-cell>
          <table:table-cell table:number-columns-repeated="16382"/>
        </table:table-row>
        <table:table-row table:style-name="ro4">
          <table:table-cell office:value-type="float" office:value="32" table:style-name="ce9">
            <text:p>32</text:p>
          </table:table-cell>
          <table:table-cell office:value-type="string" table:style-name="ce10">
            <text:p>Maurya, A., Egorova, N. and Eatherton, M.R. Development of Ring-Shaped Steel Plate Shear Walls., pp. 2971-29822013).</text:p>
          </table:table-cell>
          <table:table-cell table:number-columns-repeated="16382"/>
        </table:table-row>
        <table:table-row table:style-name="ro7">
          <table:table-cell office:value-type="float" office:value="33" table:style-name="ce9">
            <text:p>33</text:p>
          </table:table-cell>
          <table:table-cell office:value-type="string" table:style-name="ce10">
            <text:p>Mistakidis, E.S., De Matteis, G. and Formisano, A. Low yield metal shear panels as an alternative for the seismic upgrading of concrete structures. Advances in Engineering Software, 2007, 38(8), 626-636.</text:p>
          </table:table-cell>
          <table:table-cell table:number-columns-repeated="16382"/>
        </table:table-row>
        <table:table-row table:style-name="ro3">
          <table:table-cell office:value-type="float" office:value="34" table:style-name="ce9">
            <text:p>34</text:p>
          </table:table-cell>
          <table:table-cell office:value-type="string" table:style-name="ce11">
            <text:p>刘凌飞<text:span text:style-name="T1"><text:s/>and<text:s/></text:span>周德源<text:span text:style-name="T1">.<text:s/></text:span>剪切钢板阻尼器刚度和耗能的参数研究<text:span text:style-name="T1">.<text:s/></text:span>结构工程师<text:span text:style-name="T1">, 2016, 32(3), 30-36.</text:span></text:p>
          </table:table-cell>
          <table:table-cell table:number-columns-repeated="16382"/>
        </table:table-row>
        <table:table-row table:style-name="ro4">
          <table:table-cell office:value-type="float" office:value="35" table:style-name="ce9">
            <text:p>35</text:p>
          </table:table-cell>
          <table:table-cell office:value-type="string" table:style-name="ce10">
            <text:p>Bhowmick, A.K. Seismic behavior of steel plate shear walls with centrally placed circular perforations. Steel Construction, 2014, 75(2), 30-42.</text:p>
          </table:table-cell>
          <table:table-cell table:number-columns-repeated="16382"/>
        </table:table-row>
        <table:table-row table:style-name="ro7">
          <table:table-cell office:value-type="float" office:value="36" table:style-name="ce9">
            <text:p>36</text:p>
          </table:table-cell>
          <table:table-cell office:value-type="string" table:style-name="ce10">
            <text:p>Valizadeh, H., Sheidaii, M. and Showkati, H. Experimental investigation on cyclic behavior of perforated steel plate shear walls. Journal of Constructional Steel Research, 2012, 70(2), 308-316.</text:p>
          </table:table-cell>
          <table:table-cell table:number-columns-repeated="16382"/>
        </table:table-row>
        <table:table-row table:style-name="ro4">
          <table:table-cell office:value-type="float" office:value="37" table:style-name="ce9">
            <text:p>37</text:p>
          </table:table-cell>
          <table:table-cell office:value-type="string" table:style-name="ce10">
            <text:p>Roberts, T.M. and Ghomi, S.S. Hysteretic characteristics of unstiffened plate shear panels. Thin-Walled Structures, 1991, 12(2), 145-162.</text:p>
          </table:table-cell>
          <table:table-cell table:number-columns-repeated="16382"/>
        </table:table-row>
        <table:table-row table:style-name="ro4">
          <table:table-cell office:value-type="float" office:value="38" table:style-name="ce9">
            <text:p>38</text:p>
          </table:table-cell>
          <table:table-cell office:value-type="string" table:style-name="ce10">
            <text:p>Basler, K. Strength of plate girders in shear. Journal of the Structural Division, 1961, 87(7), 151-180.</text:p>
          </table:table-cell>
          <table:table-cell table:number-columns-repeated="16382"/>
        </table:table-row>
        <table:table-row table:style-name="ro7">
          <table:table-cell office:value-type="float" office:value="39" table:style-name="ce9">
            <text:p>39</text:p>
          </table:table-cell>
          <table:table-cell office:value-type="string" table:style-name="ce10">
            <text:p>Bhowmick, A.K., Grondin, G.Y. and Driver, R.G. Nonlinear seismic analysis of perforated steel plate shear walls. Journal of Constructional Steel Research, 2014, 94(3), 103-113.</text:p>
          </table:table-cell>
          <table:table-cell table:number-columns-repeated="16382"/>
        </table:table-row>
        <table:table-row table:style-name="ro7">
          <table:table-cell office:value-type="float" office:value="40" table:style-name="ce9">
            <text:p>40</text:p>
          </table:table-cell>
          <table:table-cell office:value-type="string" table:style-name="ce10">
            <text:p>Sabouri-Ghomi, S., Ventura, C.E. and Kharrazi, M.H.K. Shear Analysis and Design of Ductile Steel Plate Walls. Journal of Structural Engineering, 2004, 131(6), 878-889.</text:p>
          </table:table-cell>
          <table:table-cell table:number-columns-repeated="16382"/>
        </table:table-row>
        <table:table-row table:style-name="ro7">
          <table:table-cell office:value-type="float" office:value="41" table:style-name="ce9">
            <text:p>41</text:p>
          </table:table-cell>
          <table:table-cell office:value-type="string" table:style-name="ce10">
            <text:p>Roberts, T.M. and Sabouri-Ghomi, S. Hysteretic characteristics of unstiffened perforated steel plate shear panels. Thin-Walled Structures, 1992, 14(2), 139-151.</text:p>
          </table:table-cell>
          <table:table-cell table:number-columns-repeated="16382"/>
        </table:table-row>
        <table:table-row table:style-name="ro4">
          <table:table-cell office:value-type="float" office:value="42" table:style-name="ce9">
            <text:p>42</text:p>
          </table:table-cell>
          <table:table-cell office:value-type="string" table:style-name="ce10">
            <text:p>De Matteis, G., Formisano, A., Mazzolani, F.M. and Panico, S. Design of low-yield metal shear panels for energy dissipation. (na, 2005).</text:p>
          </table:table-cell>
          <table:table-cell table:number-columns-repeated="16382"/>
        </table:table-row>
        <table:table-row table:style-name="ro7">
          <table:table-cell office:value-type="float" office:value="43" table:style-name="ce9">
            <text:p>43</text:p>
          </table:table-cell>
          <table:table-cell office:value-type="string" table:style-name="ce10">
            <text:p>Formisano, A., Mazzolani, F.M. and De Matteis, G. Numerical analysis of slender steel shear panels for assessing design formulas. International Journal of Structural Stability and Dynamics, 2007, 7(02), 273-294.</text:p>
          </table:table-cell>
          <table:table-cell table:number-columns-repeated="16382"/>
        </table:table-row>
        <table:table-row table:style-name="ro11">
          <table:table-cell office:value-type="float" office:value="44" table:style-name="ce9">
            <text:p>44</text:p>
          </table:table-cell>
          <table:table-cell office:value-type="string" table:style-name="ce10">
            <text:p>Formisano, A., Mazzolani, F.M., Brando, G. and De Matteis, G. Numerical evaluation of the hysteretic performance of pure aluminium shear panels. Stress-The International Journal on the Biology of Stress, 2006, 200(300), 400.</text:p>
          </table:table-cell>
          <table:table-cell table:number-columns-repeated="16382"/>
        </table:table-row>
        <table:table-row table:style-name="ro7">
          <table:table-cell office:value-type="float" office:value="45" table:style-name="ce9">
            <text:p>45</text:p>
          </table:table-cell>
          <table:table-cell office:value-type="string" table:style-name="ce10">
            <text:p>De Matteis, G., Formisano, A., Panico, S. and Mazzolani, F.M. Numerical and experimental analysis of pure aluminium shear panels with welded stiffeners. Computers &amp; Structures, 2008, 86(6), 545-555.</text:p>
          </table:table-cell>
          <table:table-cell table:number-columns-repeated="16382"/>
        </table:table-row>
        <table:table-row table:style-name="ro7">
          <table:table-cell office:value-type="float" office:value="46" table:style-name="ce9">
            <text:p>46</text:p>
          </table:table-cell>
          <table:table-cell office:value-type="string" table:style-name="ce10">
            <text:p>Purba, R.H. Design recommendations for perforated steel plate shear walls. (M. Sc. Thesis, State Univ. of New York at Buffalo, Buffalo, NY, 2006).</text:p>
          </table:table-cell>
          <table:table-cell table:number-columns-repeated="16382"/>
        </table:table-row>
        <table:table-row table:style-name="ro7">
          <table:table-cell office:value-type="float" office:value="47" table:style-name="ce9">
            <text:p>47</text:p>
          </table:table-cell>
          <table:table-cell office:value-type="string" table:style-name="ce10">
            <text:p>Roberts, T.M. and Sabouri-Ghomi, S. Hysteretic characteristics of unstiffened perforated steel plate shear panels. Thin-Walled Structures, 1992, 14(2), 139-151.</text:p>
          </table:table-cell>
          <table:table-cell table:number-columns-repeated="16382"/>
        </table:table-row>
        <table:table-row table:style-name="ro11">
          <table:table-cell office:value-type="float" office:value="48" table:style-name="ce9">
            <text:p>48</text:p>
          </table:table-cell>
          <table:table-cell office:value-type="string" table:style-name="ce10">
            <text:p>Tanaka, K. and Sasaki, Y. STUDY ON ENERGY ABSORBING PERFORMANCE OF SEISMIC CONTROL PANEL-DAMPERS USING LOW-YIELD-POINT STEEL UNDER STATIC LOADING. Journal of Structural &amp; Construction Engineering, 1998, 63(509), 159-166.</text:p>
          </table:table-cell>
          <table:table-cell table:number-columns-repeated="16382"/>
        </table:table-row>
        <table:table-row table:style-name="ro12">
          <table:table-cell office:value-type="float" office:value="49" table:style-name="ce9">
            <text:p>49</text:p>
          </table:table-cell>
          <table:table-cell office:value-type="string" table:style-name="ce10">
            <text:p>Tanaka, K., Sasaki, Y. and Yoneyama, S.I. AN EXPERIMENTAL STUDY ON HYSTERETIC PERFORMANCE OF SHEAR PANEL DAMPERS USING DIFFERENT STRENGTH TYPE OF STEEL UNDER STATIC LOADING. Journal of Structural &amp; Construction Engineering, 1999(520), 117-124.</text:p>
          </table:table-cell>
          <table:table-cell table:number-columns-repeated="16382"/>
        </table:table-row>
        <table:table-row table:style-name="ro7">
          <table:table-cell office:value-type="float" office:value="50" table:style-name="ce9">
            <text:p>50</text:p>
          </table:table-cell>
          <table:table-cell office:value-type="string" table:style-name="ce10">
            <text:p>Tanaka, K. and Sasaki, Y. Hysteretic performance of shear panel dampers of ultra low yield-strength steel for seismic response control of buildings. 2000).</text:p>
          </table:table-cell>
          <table:table-cell table:number-columns-repeated="16382"/>
        </table:table-row>
        <table:table-row table:style-name="ro10">
          <table:table-cell office:value-type="float" office:value="51" table:style-name="ce9">
            <text:p>51</text:p>
          </table:table-cell>
          <table:table-cell office:value-type="string" table:style-name="ce11">
            <text:p>小池洋平<text:span text:style-name="T1">,<text:s/></text:span>谷中聡久<text:span text:style-name="T1">,<text:s/></text:span>宇佐美勉<text:span text:style-name="T1">,<text:s/></text:span>葛漢彬<text:span text:style-name="T1">,<text:s/></text:span>尾下里治<text:span text:style-name="T1">,<text:s/></text:span>佐合大<text:span text:style-name="T1"><text:s/>and<text:s/></text:span>鵜野禎史<text:span text:style-name="T1">. An experimental study on developing high-performance stiffened shear panel dampers.<text:s/></text:span>構造工学論文集<text:span text:style-name="T1">, 2008, 54, 372-381.</text:span></text:p>
          </table:table-cell>
          <table:table-cell table:number-columns-repeated="16382"/>
        </table:table-row>
        <table:table-row table:style-name="ro7">
          <table:table-cell office:value-type="float" office:value="52" table:style-name="ce9">
            <text:p>52</text:p>
          </table:table-cell>
          <table:table-cell office:value-type="string" table:style-name="ce10">
            <text:p>Zhang, C., Zhang, Z. and Shi, J. Development of high deformation capacity low yield strength steel shear panel damper. Journal of Constructional Steel Research, 2012, 75(7), 116-130.</text:p>
          </table:table-cell>
          <table:table-cell table:number-columns-repeated="16382"/>
        </table:table-row>
        <table:table-row table:style-name="ro4">
          <table:table-cell office:value-type="float" office:value="53" table:style-name="ce9">
            <text:p>53</text:p>
          </table:table-cell>
          <table:table-cell office:value-type="string" table:style-name="ce10">
            <text:p>Cortes, G. and Liu, J. Steel Slit Panel Configurations. Proceedings Ofwcee, 2008.</text:p>
          </table:table-cell>
          <table:table-cell table:number-columns-repeated="16382"/>
        </table:table-row>
        <table:table-row table:style-name="ro7">
          <table:table-cell office:value-type="float" office:value="54" table:style-name="ce9">
            <text:p>54</text:p>
          </table:table-cell>
          <table:table-cell office:value-type="string" table:style-name="ce10">
            <text:p>Chan, R.W.K., Albermani, F. and Kitipornchai, S. Experimental study of perforated yielding shear panel device for passive energy dissipation. Journal of Constructional Steel Research, 2013, 91(12), 14-25.</text:p>
          </table:table-cell>
          <table:table-cell table:number-columns-repeated="16382"/>
        </table:table-row>
        <table:table-row table:style-name="ro3">
          <table:table-cell office:value-type="float" office:value="55" table:style-name="ce9">
            <text:p>55</text:p>
          </table:table-cell>
          <table:table-cell office:value-type="string" table:style-name="ce11">
            <text:p>黄镇<text:span text:style-name="T1">,<text:s/></text:span>李芮秋<text:span text:style-name="T1">,<text:s/></text:span>刘峰<text:span text:style-name="T1"><text:s/>and<text:s/></text:span>李爱群<text:span text:style-name="T1">.<text:s/></text:span>改进型防屈曲剪切钢板阻尼器受力性能研究<text:span text:style-name="T1">.<text:s/></text:span>建筑结构学报<text:span text:style-name="T1">, 2016, 37(6), 85-92.</text:span></text:p>
          </table:table-cell>
          <table:table-cell table:number-columns-repeated="16382"/>
        </table:table-row>
        <table:table-row table:style-name="ro7">
          <table:table-cell office:value-type="float" office:value="56" table:style-name="ce9">
            <text:p>56</text:p>
          </table:table-cell>
          <table:table-cell office:value-type="string" table:style-name="ce10">
            <text:p>Chai, M., Zhang, J., Zhang, Z., Duan, Q. and Cheng, G. Acoustic emission studies for characterization of fatigue crack growth in 316LN stainless steel and welds. Applied Acoustics, 2017, 126, 101-113.</text:p>
          </table:table-cell>
          <table:table-cell table:number-columns-repeated="16382"/>
        </table:table-row>
        <table:table-row table:style-name="ro5">
          <table:table-cell office:value-type="float" office:value="57" table:style-name="ce9">
            <text:p>57</text:p>
          </table:table-cell>
          <table:table-cell office:value-type="string" table:style-name="ce10">
            <text:p>Inspection, T.J.S.F. Acoustic Emission Testing.</text:p>
          </table:table-cell>
          <table:table-cell table:number-columns-repeated="16382"/>
        </table:table-row>
        <table:table-row table:style-name="ro5">
          <table:table-cell office:value-type="float" office:value="58" table:style-name="ce9">
            <text:p>58</text:p>
          </table:table-cell>
          <table:table-cell office:value-type="string" table:style-name="ce10">
            <text:p>Inspection, T.J.S.F. Practical Acoustic Emission Testing.</text:p>
          </table:table-cell>
          <table:table-cell table:number-columns-repeated="16382"/>
        </table:table-row>
        <table:table-row table:style-name="ro7">
          <table:table-cell office:value-type="float" office:value="59" table:style-name="ce9">
            <text:p>59</text:p>
          </table:table-cell>
          <table:table-cell office:value-type="string" table:style-name="ce10">
            <text:p>Antonaci, P., Bocca, P. and Masera, D. Fatigue crack propagation monitoring by Acoustic Emission signal analysis. Engineering Fracture Mechanics, 2012, 81, 26-32.</text:p>
          </table:table-cell>
          <table:table-cell table:number-columns-repeated="16382"/>
        </table:table-row>
        <table:table-row table:style-name="ro7">
          <table:table-cell office:value-type="float" office:value="60" table:style-name="ce9">
            <text:p>60</text:p>
          </table:table-cell>
          <table:table-cell office:value-type="string" table:style-name="ce10">
            <text:p>X., L.I. and Zhang, Y. Analytical study of piezoelectric paint sensor for acoustic emission-based fracture monitoring. Fatigue &amp; Fracture of Engineering Materials &amp; Structures, 2008, 31(8), 684-694.</text:p>
          </table:table-cell>
          <table:table-cell table:number-columns-repeated="16382"/>
        </table:table-row>
        <table:table-row table:style-name="ro1">
          <table:table-cell office:value-type="float" office:value="61" table:style-name="ce9">
            <text:p>61</text:p>
          </table:table-cell>
          <table:table-cell office:value-type="string" table:style-name="ce11">
            <text:p>李志军<text:span text:style-name="T1">.<text:s/></text:span>屈曲约束钢板剪力墙连接性能研究<text:span text:style-name="T1">. (Tongji University, 2015).</text:span></text:p>
          </table:table-cell>
          <table:table-cell table:number-columns-repeated="16382"/>
        </table:table-row>
        <table:table-row table:style-name="ro12">
          <table:table-cell office:value-type="float" office:value="62" table:style-name="ce9">
            <text:p>62</text:p>
          </table:table-cell>
          <table:table-cell office:value-type="string" table:style-name="ce10">
            <text:p>Shaira, M., Godin, N., Guy, P., Vanel, L. and Courbon, J. Evaluation of the strain-induced martensitic transformation by acoustic emission monitoring in 304L austenitic stainless steel: Identification of the AE signature of the martensitic transformation and power-law statistics. Materials Science &amp; Engineering A, 2008, 492(1–2), 392-399.</text:p>
          </table:table-cell>
          <table:table-cell table:number-columns-repeated="16382"/>
        </table:table-row>
        <table:table-row table:style-name="ro11">
          <table:table-cell office:value-type="float" office:value="63" table:style-name="ce9">
            <text:p>63</text:p>
          </table:table-cell>
          <table:table-cell office:value-type="string" table:style-name="ce10">
            <text:p>Godin, N., Huguet, S. and Gaertner, R. Integration of the Kohonen's self-organising map and k-means algorithm for the segmentation of the AE data collected during tensile tests on cross-ply composites. NDT &amp; E International, 2005, 38(4), 299-309.</text:p>
          </table:table-cell>
          <table:table-cell table:number-columns-repeated="16382"/>
        </table:table-row>
        <table:table-row table:style-name="ro11">
          <table:table-cell office:value-type="float" office:value="64" table:style-name="ce9">
            <text:p>64</text:p>
          </table:table-cell>
          <table:table-cell office:value-type="string" table:style-name="ce10">
            <text:p>Godin, N., Huguet, S., Gaertner, R. and Salmon, L. Clustering of acoustic emission signals collected during tensile tests on unidirectional glass/polyester composite using supervised and unsupervised classifiers. NDT &amp; E International, 2004, 37(4), 253-264.</text:p>
          </table:table-cell>
          <table:table-cell table:number-columns-repeated="16382"/>
        </table:table-row>
        <table:table-row table:style-name="ro7">
          <table:table-cell office:value-type="float" office:value="65" table:style-name="ce9">
            <text:p>65</text:p>
          </table:table-cell>
          <table:table-cell office:value-type="string" table:style-name="ce10">
            <text:p>Dai, S.T. and Labuz, J.F. Damage and Failure Analysis of Brittle Materials by Acoustic Emission. Journal of Materials in Civil Engineering, 1997, 9(4), 200-205.</text:p>
          </table:table-cell>
          <table:table-cell table:number-columns-repeated="16382"/>
        </table:table-row>
        <table:table-row table:style-name="ro3">
          <table:table-cell office:value-type="float" office:value="66" table:style-name="ce9">
            <text:p>66</text:p>
          </table:table-cell>
          <table:table-cell office:value-type="string" table:style-name="ce11">
            <text:p>张明<text:span text:style-name="T1">,<text:s/></text:span>李仲奎<text:span text:style-name="T1">,<text:s/></text:span>杨强<text:span text:style-name="T1"><text:s/>and<text:s/></text:span>冯夏庭<text:span text:style-name="T1">.<text:s/></text:span>准脆性材料声发射的损伤模型及统计分析<text:span text:style-name="T1">.<text:s/></text:span>岩石力学与工程学报<text:span text:style-name="T1">, 2006, 25(12), 2493-2501.</text:span></text:p>
          </table:table-cell>
          <table:table-cell table:number-columns-repeated="16382"/>
        </table:table-row>
        <table:table-row table:style-name="ro3">
          <table:table-cell office:value-type="float" office:value="67" table:style-name="ce9">
            <text:p>67</text:p>
          </table:table-cell>
          <table:table-cell office:value-type="string" table:style-name="ce11">
            <text:p>王蒙<text:span text:style-name="T1">,<text:s/></text:span>阳能军<text:span text:style-name="T1">,<text:s/></text:span>龙宪海<text:span text:style-name="T1"><text:s/>and<text:s/></text:span>王新刚<text:span text:style-name="T1">.<text:s/></text:span>基于声发射技术的碳<text:span text:style-name="T1">/</text:span>环氧复合材料拉伸损伤模型<text:span text:style-name="T1">.<text:s/></text:span>兵器装备工程学报<text:span text:style-name="T1">, 2011, 32(10), 144-146.</text:span></text:p>
          </table:table-cell>
          <table:table-cell table:number-columns-repeated="16382"/>
        </table:table-row>
        <table:table-row table:style-name="ro3">
          <table:table-cell office:value-type="float" office:value="68" table:style-name="ce9">
            <text:p>68</text:p>
          </table:table-cell>
          <table:table-cell office:value-type="string" table:style-name="ce11">
            <text:p>李冬生<text:span text:style-name="T1"><text:s/>and<text:s/></text:span>欧进萍<text:span text:style-name="T1">.<text:s/></text:span>钢绞线拉伸过程中的声发射特征及其损伤演化模型<text:span text:style-name="T1">.<text:s/></text:span>公路交通科技<text:span text:style-name="T1">, 2007, 24(9), 57-60.</text:span></text:p>
          </table:table-cell>
          <table:table-cell table:number-columns-repeated="16382"/>
        </table:table-row>
        <table:table-row table:style-name="ro4">
          <table:table-cell office:value-type="float" office:value="69" table:style-name="ce9">
            <text:p>69</text:p>
          </table:table-cell>
          <table:table-cell office:value-type="string" table:style-name="ce10">
            <text:p>Berkovits, A. and Fang, D. Study of fatigue crack characteristics by acoustic emission. Engineering Fracture Mechanics, 1995, 51(3), 401-409.</text:p>
          </table:table-cell>
          <table:table-cell table:number-columns-repeated="16382"/>
        </table:table-row>
        <table:table-row table:style-name="ro7">
          <table:table-cell office:value-type="float" office:value="70" table:style-name="ce9">
            <text:p>70</text:p>
          </table:table-cell>
          <table:table-cell office:value-type="string" table:style-name="ce10">
            <text:p>Roberts, T.M. and Talebzadeh, M. Acoustic emission monitoring of fatigue crack propagation. Journal of Constructional Steel Research, 2003, 59(6), 695-712.</text:p>
          </table:table-cell>
          <table:table-cell table:number-columns-repeated="16382"/>
        </table:table-row>
        <table:table-row table:style-name="ro7">
          <table:table-cell office:value-type="float" office:value="71" table:style-name="ce9">
            <text:p>71</text:p>
          </table:table-cell>
          <table:table-cell office:value-type="string" table:style-name="ce10">
            <text:p>Aggelis, D.G., Kordatos, E.Z. and Matikas, T.E. Acoustic emission for fatigue damage characterization in metal plates. Mechanics Research Communications, 2011, 38(2), 106-110.</text:p>
          </table:table-cell>
          <table:table-cell table:number-columns-repeated="16382"/>
        </table:table-row>
        <table:table-row table:style-name="ro1">
          <table:table-cell office:value-type="float" office:value="72" table:style-name="ce9">
            <text:p>72</text:p>
          </table:table-cell>
          <table:table-cell office:value-type="string" table:style-name="ce11">
            <text:p>王慧晶<text:span text:style-name="T1">.<text:s/></text:span>基于声发射参数的材料疲劳断裂研究<text:span text:style-name="T1">. (</text:span>大连理工大学<text:span text:style-name="T1">, 2013).</text:span></text:p>
          </table:table-cell>
          <table:table-cell table:number-columns-repeated="16382"/>
        </table:table-row>
        <table:table-row table:style-name="ro3">
          <table:table-cell office:value-type="float" office:value="73" table:style-name="ce9">
            <text:p>73</text:p>
          </table:table-cell>
          <table:table-cell office:value-type="string" table:style-name="ce11">
            <text:p>樊保圣<text:span text:style-name="T1">.<text:s/></text:span>金属材料损伤过程声发射特征参数及损伤模型研究<text:span text:style-name="T1">. (</text:span>南昌大学<text:span text:style-name="T1">, 2012).</text:span></text:p>
          </table:table-cell>
          <table:table-cell table:number-columns-repeated="16382"/>
        </table:table-row>
        <table:table-row table:style-name="ro7">
          <table:table-cell office:value-type="float" office:value="74" table:style-name="ce9">
            <text:p>74</text:p>
          </table:table-cell>
          <table:table-cell office:value-type="string" table:style-name="ce10">
            <text:p>Mcclintock, F.A. A Criterion for Ductile Fracture by the Growth of Holes. Journal of Applied Mechanics Transactions of the Asme, 1968, 35(2), 363-371.</text:p>
          </table:table-cell>
          <table:table-cell table:number-columns-repeated="16382"/>
        </table:table-row>
        <table:table-row table:style-name="ro13">
          <table:table-cell office:value-type="float" office:value="75" table:style-name="ce9">
            <text:p>75</text:p>
          </table:table-cell>
          <table:table-cell office:value-type="string" table:style-name="ce10">
            <text:p>Rice, J.R. and Tracey, D.M. On the ductile enlargement of voids in triaxial stress fields<text:span text:style-name="T5">∗</text:span><text:s/><text:span text:style-name="T4">☆</text:span>. Journal of the Mechanics &amp; Physics of Solids, 1969, 17(3), 201-217.</text:p>
          </table:table-cell>
          <table:table-cell table:number-columns-repeated="16382"/>
        </table:table-row>
        <table:table-row table:style-name="ro7">
          <table:table-cell office:value-type="float" office:value="76" table:style-name="ce9">
            <text:p>76</text:p>
          </table:table-cell>
          <table:table-cell office:value-type="string" table:style-name="ce10">
            <text:p>Kanvinde, A.M. and Deierlein, G.G. Void Growth Model and Stress Modified Critical Strain Model to Predict Ductile Fracture in Structural Steels. Journal of Structural Engineering, 1918, 132(12), 1907-1918.</text:p>
          </table:table-cell>
          <table:table-cell table:number-columns-repeated="16382"/>
        </table:table-row>
        <table:table-row table:style-name="ro7">
          <table:table-cell office:value-type="float" office:value="77" table:style-name="ce9">
            <text:p>77</text:p>
          </table:table-cell>
          <table:table-cell office:value-type="string" table:style-name="ce10">
            <text:p>Hancock, J.W. and Mackenzie, A.C. On the mechanisms of ductile failure in high-strength steels subjected to multi-axial stress-states. Journal of the Mechanics &amp; Physics of Solids, 1976, 24(2), 147-160.</text:p>
          </table:table-cell>
          <table:table-cell table:number-columns-repeated="16382"/>
        </table:table-row>
        <table:table-row table:style-name="ro7">
          <table:table-cell office:value-type="float" office:value="78" table:style-name="ce9">
            <text:p>78</text:p>
          </table:table-cell>
          <table:table-cell office:value-type="string" table:style-name="ce10">
            <text:p>Kanvinde, A.M., Fell, B.V., Gomez, I.R. and Roberts, M. Predicting fracture in structural fillet welds using traditional and micromechanical fracture models. Engineering Structures, 2008, 30(11), 3325-3335.</text:p>
          </table:table-cell>
          <table:table-cell table:number-columns-repeated="16382"/>
        </table:table-row>
        <table:table-row table:style-name="ro11">
          <table:table-cell office:value-type="float" office:value="79" table:style-name="ce9">
            <text:p>79</text:p>
          </table:table-cell>
          <table:table-cell office:value-type="string" table:style-name="ce10">
            <text:p>Kanvinde, A.M. and Deierlein, G.G. Finite-Element Simulation of Ductile Fracture in Reduced Section Pull-Plates Using Micromechanics-Based Fracture Models. Journal of Structural Engineering, 2007, 133(5), 656-664.</text:p>
          </table:table-cell>
          <table:table-cell table:number-columns-repeated="16382"/>
        </table:table-row>
        <table:table-row table:style-name="ro7">
          <table:table-cell office:value-type="float" office:value="80" table:style-name="ce9">
            <text:p>80</text:p>
          </table:table-cell>
          <table:table-cell office:value-type="string" table:style-name="ce10">
            <text:p>Chi, W.M., Kanvinde, A.M. and Deierlein, G.G. Prediction of Ductile Fracture in Steel Connections Using SMCS Criterion. Journal of Structural Engineering, 2006, 132(2), 171-181.</text:p>
          </table:table-cell>
          <table:table-cell table:number-columns-repeated="16382"/>
        </table:table-row>
        <table:table-row table:style-name="ro11">
          <table:table-cell office:value-type="float" office:value="81" table:style-name="ce9">
            <text:p>81</text:p>
          </table:table-cell>
          <table:table-cell office:value-type="string" table:style-name="ce10">
            <text:p>Kanvinde, A. and Deierlein, G. PREDICTION OF DUCTILE FRACTURE IN STEEL MOMENT CONNECTIONS DURING EARTHQUAKES USING MICROMECHANICAL FRACTURE MODELS.</text:p>
          </table:table-cell>
          <table:table-cell table:number-columns-repeated="16382"/>
        </table:table-row>
        <table:table-row table:style-name="ro2">
          <table:table-cell office:value-type="float" office:value="82" table:style-name="ce9">
            <text:p>82</text:p>
          </table:table-cell>
          <table:table-cell office:value-type="string" table:style-name="ce11">
            <text:p>郑长卿等<text:span text:style-name="T1">.<text:s/></text:span>金属韧性破坏的细观力学及其应用研究<text:span text:style-name="T1">. (</text:span>国防工业出版社<text:span text:style-name="T1">, 1995).</text:span></text:p>
          </table:table-cell>
          <table:table-cell table:number-columns-repeated="16382"/>
        </table:table-row>
        <table:table-row table:style-name="ro2">
          <table:table-cell office:value-type="float" office:value="83" table:style-name="ce9">
            <text:p>83</text:p>
          </table:table-cell>
          <table:table-cell office:value-type="string" table:style-name="ce11">
            <text:p>廖芳芳<text:span text:style-name="T1">.<text:s/></text:span>钢材微观断裂判据研究及在节点延性断裂预测中的应用<text:span text:style-name="T1">. (Tongji University, 2012).</text:span></text:p>
          </table:table-cell>
          <table:table-cell table:number-columns-repeated="16382"/>
        </table:table-row>
        <table:table-row table:style-name="ro7">
          <table:table-cell office:value-type="float" office:value="84" table:style-name="ce9">
            <text:p>84</text:p>
          </table:table-cell>
          <table:table-cell office:value-type="string" table:style-name="ce10">
            <text:p>Liao, F., Wang, W. and Chen, Y. Parameter calibrations and application of micromechanical fracture models of structural steels. Structural Engineering &amp; Mechanics, 2012, 42(2), 153-174.</text:p>
          </table:table-cell>
          <table:table-cell table:number-columns-repeated="16382"/>
        </table:table-row>
        <table:table-row table:style-name="ro2">
          <table:table-cell office:value-type="float" office:value="85" table:style-name="ce9">
            <text:p>85</text:p>
          </table:table-cell>
          <table:table-cell office:value-type="string" table:style-name="ce11">
            <text:p>廖芳芳<text:span text:style-name="T1"><text:s/>and<text:s/></text:span>王伟<text:span text:style-name="T1">. Q345</text:span>钢基于微观机制断裂预测模型的参数校准<text:span text:style-name="T1">., 2010.</text:span></text:p>
          </table:table-cell>
          <table:table-cell table:number-columns-repeated="16382"/>
        </table:table-row>
        <table:table-row table:style-name="ro11">
          <table:table-cell office:value-type="float" office:value="86" table:style-name="ce9">
            <text:p>86</text:p>
          </table:table-cell>
          <table:table-cell office:value-type="string" table:style-name="ce10">
            <text:p>Wang, Y., Zhou, H., Shi, Y. and Xiong, J. Fracture prediction of welded steel connections using traditional fracture mechanics and calibrated micromechanics based models. International Journal of Steel Structures, 2011, 11(3), 351-366.</text:p>
          </table:table-cell>
          <table:table-cell table:number-columns-repeated="16382"/>
        </table:table-row>
        <table:table-row table:style-name="ro7">
          <table:table-cell office:value-type="float" office:value="87" table:style-name="ce9">
            <text:p>87</text:p>
          </table:table-cell>
          <table:table-cell office:value-type="string" table:style-name="ce10">
            <text:p>Kanvinde, A.M. and Deierlein, G.G. Cyclic Void Growth Model to Assess Ductile Fracture Initiation in Structural Steels due to Ultra Low Cycle Fatigue. Journal of Engineering Mechanics, 2007, 133(6), 701-712.</text:p>
          </table:table-cell>
          <table:table-cell table:number-columns-repeated="16382"/>
        </table:table-row>
        <table:table-row table:style-name="ro4">
          <table:table-cell office:value-type="float" office:value="88" table:style-name="ce9">
            <text:p>88</text:p>
          </table:table-cell>
          <table:table-cell office:value-type="string" table:style-name="ce10">
            <text:p>Kanvinde, A.M. Micromechanical simulation of earthquake-induced fracture in steel structures. 2004).</text:p>
          </table:table-cell>
          <table:table-cell table:number-columns-repeated="16382"/>
        </table:table-row>
        <table:table-row table:style-name="ro7">
          <table:table-cell office:value-type="float" office:value="89" table:style-name="ce9">
            <text:p>89</text:p>
          </table:table-cell>
          <table:table-cell office:value-type="string" table:style-name="ce10">
            <text:p>Adasooriya, N.D., Siriwardane, S.C. and Ohga, M. A simplified approach to predict the failure of steel members under interaction effect of fracture and fatigue. International Journal of Fatigue, 2013, 47(9), 161-173.</text:p>
          </table:table-cell>
          <table:table-cell table:number-columns-repeated="16382"/>
        </table:table-row>
        <table:table-row table:style-name="ro7">
          <table:table-cell office:value-type="float" office:value="90" table:style-name="ce9">
            <text:p>90</text:p>
          </table:table-cell>
          <table:table-cell office:value-type="string" table:style-name="ce10">
            <text:p>Myers, A.T. Testing and probabilistic simulation of ductile fracture initiation in structural steel components and weldments. Dissertations &amp; Theses - Gradworks, 2009, 38(5), 403.</text:p>
          </table:table-cell>
          <table:table-cell table:number-columns-repeated="16382"/>
        </table:table-row>
        <table:table-row table:style-name="ro7">
          <table:table-cell office:value-type="float" office:value="91" table:style-name="ce9">
            <text:p>91</text:p>
          </table:table-cell>
          <table:table-cell office:value-type="string" table:style-name="ce10">
            <text:p>Kanvinde, A.M. and Deierlein, G.G. Validation of Cyclic Void Growth Model for Fracture Initiation in Blunt Notch and Dogbone Steel Specimens. Journal of Structural Engineering, 2008, 134(9), 1528-1537.</text:p>
          </table:table-cell>
          <table:table-cell table:number-columns-repeated="16382"/>
        </table:table-row>
        <table:table-row table:style-name="ro4">
          <table:table-cell office:value-type="float" office:value="92" table:style-name="ce9">
            <text:p>92</text:p>
          </table:table-cell>
          <table:table-cell office:value-type="string" table:style-name="ce10">
            <text:p>Fell, B.V., Myers, A.T., Deierlein, G.G. and Kanvinde, A.M. Testing and simulation of Ultra-Low Cycle Fatigue and fracture in steel braces., 2008.</text:p>
          </table:table-cell>
          <table:table-cell table:number-columns-repeated="16382"/>
        </table:table-row>
        <table:table-row table:style-name="ro7">
          <table:table-cell office:value-type="float" office:value="93" table:style-name="ce9">
            <text:p>93</text:p>
          </table:table-cell>
          <table:table-cell office:value-type="string" table:style-name="ce10">
            <text:p>Fell, B.V. Large-scale testing and simulation of earthquake induced ultra low cycle fatigue in bracing members subjected to cyclic inelastic buckling. Dissertations &amp; Theses - Gradworks, 2008.</text:p>
          </table:table-cell>
          <table:table-cell table:number-columns-repeated="16382"/>
        </table:table-row>
        <table:table-row table:style-name="ro7">
          <table:table-cell office:value-type="float" office:value="94" table:style-name="ce9">
            <text:p>94</text:p>
          </table:table-cell>
          <table:table-cell office:value-type="string" table:style-name="ce10">
            <text:p>Myers, A.T., Kanvinde, A.M., Deierlein, G.G., Fell, B.V. and Fu, X. Large Scale Tests and Micromechanics-Based Models to Characterize Ultra Low Cycle Fatigue in Welded Structural Details., pp. 1-162007).</text:p>
          </table:table-cell>
          <table:table-cell table:number-columns-repeated="16382"/>
        </table:table-row>
        <table:table-row table:style-name="ro11">
          <table:table-cell office:value-type="float" office:value="95" table:style-name="ce9">
            <text:p>95</text:p>
          </table:table-cell>
          <table:table-cell office:value-type="string" table:style-name="ce10">
            <text:p>Gurson, A.L. Continuum Theory of Ductile Rupture by Void Nucleation and Growth: Part I—Yield Criteria and Flow Rules for Porous Ductile Media. Journal of Engineering Materials &amp; Technology, 1977, 99(1), 297-300.</text:p>
          </table:table-cell>
          <table:table-cell table:number-columns-repeated="16382"/>
        </table:table-row>
        <table:table-row table:style-name="ro4">
          <table:table-cell office:value-type="float" office:value="96" table:style-name="ce9">
            <text:p>96</text:p>
          </table:table-cell>
          <table:table-cell office:value-type="string" table:style-name="ce10">
            <text:p>Tvergaard, V. and Needleman, A. ANALYSIS OF THE CUP-CONE ROUND TENSILE FRACTURE., 1984.</text:p>
          </table:table-cell>
          <table:table-cell table:number-columns-repeated="16382"/>
        </table:table-row>
        <table:table-row table:style-name="ro4">
          <table:table-cell office:value-type="float" office:value="97" table:style-name="ce9">
            <text:p>97</text:p>
          </table:table-cell>
          <table:table-cell office:value-type="string" table:style-name="ce10">
            <text:p>Tvergaard, V. On localization in ductile materials containing spherical voids. International Journal of Fracture, 1982, 18(4), 237-252.</text:p>
          </table:table-cell>
          <table:table-cell table:number-columns-repeated="16382"/>
        </table:table-row>
        <table:table-row table:style-name="ro3">
          <table:table-cell office:value-type="float" office:value="98" table:style-name="ce9">
            <text:p>98</text:p>
          </table:table-cell>
          <table:table-cell office:value-type="string" table:style-name="ce11">
            <text:p>陈志英<text:span text:style-name="T1"><text:s/>and<text:s/></text:span>董湘怀<text:span text:style-name="T1">.<text:s/></text:span>基于<text:span text:style-name="T1">GTN</text:span>细观损伤模型的板料成形过程损伤分析<text:span text:style-name="T1">.<text:s/></text:span>工程力学<text:span text:style-name="T1">, 2009, 26(7), 238-244.</text:span></text:p>
          </table:table-cell>
          <table:table-cell table:number-columns-repeated="16382"/>
        </table:table-row>
        <table:table-row table:style-name="ro7">
          <table:table-cell office:value-type="float" office:value="99" table:style-name="ce9">
            <text:p>99</text:p>
          </table:table-cell>
          <table:table-cell office:value-type="string" table:style-name="ce10">
            <text:p>Nègre, P., Steglich, D. and Brocks, W. Crack extension in aluminium welds: a numerical approach using the Gurson–Tvergaard–Needleman model. Engineering Fracture Mechanics, 2004, 71(16–17), 2365-2383.</text:p>
          </table:table-cell>
          <table:table-cell table:number-columns-repeated="16382"/>
        </table:table-row>
        <table:table-row table:style-name="ro4">
          <table:table-cell office:value-type="float" office:value="100" table:style-name="ce9">
            <text:p>100</text:p>
          </table:table-cell>
          <table:table-cell office:value-type="string" table:style-name="ce10">
            <text:p>Besson, J., Steglich, D. and Brocks, W. Modeling of plane strain ductile rupture. International Journal of Plasticity, 2003, 19(10), 1517-1541.</text:p>
          </table:table-cell>
          <table:table-cell table:number-columns-repeated="16382"/>
        </table:table-row>
        <table:table-row table:style-name="ro7">
          <table:table-cell office:value-type="float" office:value="101" table:style-name="ce9">
            <text:p>101</text:p>
          </table:table-cell>
          <table:table-cell office:value-type="string" table:style-name="ce10">
            <text:p>Mahnken, R. Theoretical, numerical and identification aspects of a new model class for ductile damage. International Journal of Plasticity, 2002, 18(7), 801-831.</text:p>
          </table:table-cell>
          <table:table-cell table:number-columns-repeated="16382"/>
        </table:table-row>
        <table:table-row table:style-name="ro7">
          <table:table-cell office:value-type="float" office:value="102" table:style-name="ce9">
            <text:p>102</text:p>
          </table:table-cell>
          <table:table-cell office:value-type="string" table:style-name="ce10">
            <text:p>Leblond, J.B., Perrin, G. and Devaux, J. An improved Gurson-type model for hardenable ductile metals. European Journal of Mechanics - A/Solids, 1995, 14(4), 499-527.</text:p>
          </table:table-cell>
          <table:table-cell table:number-columns-repeated="16382"/>
        </table:table-row>
        <table:table-row table:style-name="ro7">
          <table:table-cell office:value-type="float" office:value="103" table:style-name="ce9">
            <text:p>103</text:p>
          </table:table-cell>
          <table:table-cell office:value-type="string" table:style-name="ce10">
            <text:p>Besson, J. and Guillemer-Neel, C. An extension of the Green and Gurson models to kinematic hardening. Mechanics of Materials, 2003, 35(1–2), 1-18.</text:p>
          </table:table-cell>
          <table:table-cell table:number-columns-repeated="16382"/>
        </table:table-row>
        <table:table-row table:style-name="ro7">
          <table:table-cell office:value-type="float" office:value="104" table:style-name="ce12">
            <text:p>104</text:p>
          </table:table-cell>
          <table:table-cell office:value-type="string" table:style-name="ce13">
            <text:p>Mühlich U, Brocks W. On the numerical integration of a class of pressure-dependent plasticity models including kinematic hardening[J]. Computational Mechanics. 2003, 31(6): 479-488.</text:p>
          </table:table-cell>
          <table:table-cell table:number-columns-repeated="16382"/>
        </table:table-row>
        <table:table-row table:style-name="ro5">
          <table:table-cell table:number-columns-repeated="16384" table:style-name="ce1"/>
        </table:table-row>
        <table:table-row table:number-rows-repeated="1048470" table:style-name="ro8">
          <table:table-cell table:number-columns-repeated="16384"/>
        </table:table-row>
      </table:table>
      <table:table table:name="赵琛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4"/>
        <table:table-column table:style-name="co2" table:default-cell-style-name="ce1"/>
        <table:table-column table:style-name="co1" table:number-columns-repeated="16379" table:default-cell-style-name="ce1"/>
        <table:table-row table:style-name="ro14">
          <table:table-cell office:value-type="string" table:style-name="ce14">
            <text:p>序号</text:p>
          </table:table-cell>
          <table:table-cell office:value-type="string" table:style-name="ce15">
            <text:p>文献目录（作者、题目、刊物名、出版时间、页次）</text:p>
          </table:table-cell>
          <table:table-cell table:style-name="ce16"/>
          <table:table-cell office:value-type="string" table:style-name="ce14">
            <text:p>序号</text:p>
          </table:table-cell>
          <table:table-cell office:value-type="string" table:style-name="ce15">
            <text:p>文献目录（作者、题目、刊物名、出版时间、页次）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[21]</text:p>
          </table:table-cell>
          <table:table-cell office:value-type="string" table:style-name="ce6">
            <text:p>Ban H, Shi Y, Wang Y, et al. Research Progress on the Mechanical Property of High Strength Structural Steels[J]. Advanced Materials Research, 2011,250-253:640-648.</text:p>
          </table:table-cell>
          <table:table-cell table:style-name="ce17"/>
          <table:table-cell office:value-type="string" table:style-name="ce4">
            <text:p>[1]</text:p>
          </table:table-cell>
          <table:table-cell office:value-type="string" table:style-name="ce6">
            <text:p>Ban H, Shi Y, Wang Y, et al. Research Progress on the Mechanical Property of High Strength Structural Steels[J]. Advanced Materials Research, 2011,250-253:640-648.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[22]</text:p>
          </table:table-cell>
          <table:table-cell office:value-type="string" table:style-name="ce5">
            <text:p>孙飞飞，<text:span text:style-name="T2"><text:s/></text:span>谢黎明，<text:span text:style-name="T2"><text:s/></text:span>崔嵬，<text:span text:style-name="T2"><text:s/></text:span>等<text:span text:style-name="T2">. Q460</text:span>高强钢单调与反复加载性能试验研究<text:span text:style-name="T2">[J].<text:s/></text:span>建筑结构学报，<text:span text:style-name="T2"><text:s/>2013(01):30-35.</text:span></text:p>
          </table:table-cell>
          <table:table-cell table:style-name="ce18"/>
          <table:table-cell office:value-type="string" table:style-name="ce4">
            <text:p>[2]</text:p>
          </table:table-cell>
          <table:table-cell office:value-type="string" table:style-name="ce5">
            <text:p>孙飞飞，<text:span text:style-name="T2"><text:s/></text:span>谢黎明，<text:span text:style-name="T2"><text:s/></text:span>崔嵬，<text:span text:style-name="T2"><text:s/></text:span>等<text:span text:style-name="T2">. Q460</text:span>高强钢单调与反复加载性能试验研究<text:span text:style-name="T2">[J].<text:s/></text:span>建筑结构学报，<text:span text:style-name="T2"><text:s/>2013(01):30-35.</text:span>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[23]</text:p>
          </table:table-cell>
          <table:table-cell office:value-type="string" table:style-name="ce5">
            <text:p>施刚，<text:span text:style-name="T2"><text:s/></text:span>王飞，<text:span text:style-name="T2"><text:s/></text:span>戴国欣，<text:span text:style-name="T2"><text:s/></text:span>等<text:span text:style-name="T2">. Q460C</text:span>高强度结构钢材循环加载试验研究<text:span text:style-name="T2">[J].<text:s/></text:span>东南大学学报（自然科学版），<text:span text:style-name="T2"><text:s/>2011</text:span>，<text:span text:style-name="T2">41(6):1259-1265.</text:span></text:p>
          </table:table-cell>
          <table:table-cell table:style-name="ce18"/>
          <table:table-cell office:value-type="string" table:style-name="ce4">
            <text:p>[3]</text:p>
          </table:table-cell>
          <table:table-cell office:value-type="string" table:style-name="ce5">
            <text:p>施刚，<text:span text:style-name="T2"><text:s/></text:span>王飞，<text:span text:style-name="T2"><text:s/></text:span>戴国欣，<text:span text:style-name="T2"><text:s/></text:span>等<text:span text:style-name="T2">. Q460C</text:span>高强度结构钢材循环加载试验研究<text:span text:style-name="T2">[J].<text:s/></text:span>东南大学学报（自然科学版），<text:span text:style-name="T2"><text:s/>2011</text:span>，<text:span text:style-name="T2">41(6):1259-1265.</text:span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[24]</text:p>
          </table:table-cell>
          <table:table-cell office:value-type="string" table:style-name="ce5">
            <text:p>施刚，<text:span text:style-name="T2"><text:s/></text:span>王飞，<text:span text:style-name="T2"><text:s/></text:span>戴国欣，<text:span text:style-name="T2"><text:s/></text:span>等<text:span text:style-name="T2">. Q460D</text:span>高强度结构钢材循环加载试验研究<text:span text:style-name="T2">[J].<text:s/></text:span>土木工程学报，<text:span text:style-name="T2"><text:s/>2012(07):48-55.</text:span></text:p>
          </table:table-cell>
          <table:table-cell table:style-name="ce18"/>
          <table:table-cell office:value-type="string" table:style-name="ce4">
            <text:p>[4]</text:p>
          </table:table-cell>
          <table:table-cell office:value-type="string" table:style-name="ce5">
            <text:p>施刚，<text:span text:style-name="T2"><text:s/></text:span>王飞，<text:span text:style-name="T2"><text:s/></text:span>戴国欣，<text:span text:style-name="T2"><text:s/></text:span>等<text:span text:style-name="T2">. Q460D</text:span>高强度结构钢材循环加载试验研究<text:span text:style-name="T2">[J].<text:s/></text:span>土木工程学报，<text:span text:style-name="T2"><text:s/>2012(07):48-55.</text:span>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[25]</text:p>
          </table:table-cell>
          <table:table-cell office:value-type="string" table:style-name="ce5">
            <text:p>戴国欣，<text:span text:style-name="T2"><text:s/></text:span>王飞，<text:span text:style-name="T2"><text:s/></text:span>施刚，<text:span text:style-name="T2"><text:s/></text:span>等<text:span text:style-name="T2">. Q345</text:span>与<text:span text:style-name="T2">Q460</text:span>结构钢材单调和循环加载性能比较<text:span text:style-name="T2">[J].<text:s/></text:span>工业建筑，<text:span text:style-name="T2"><text:s/>2012</text:span>，<text:span text:style-name="T2">42(1):13-17</text:span>，<text:span text:style-name="T2"><text:s/>55.</text:span></text:p>
          </table:table-cell>
          <table:table-cell table:style-name="ce18"/>
          <table:table-cell office:value-type="string" table:style-name="ce4">
            <text:p>[5]</text:p>
          </table:table-cell>
          <table:table-cell office:value-type="string" table:style-name="ce5">
            <text:p>戴国欣，<text:span text:style-name="T2"><text:s/></text:span>王飞，<text:span text:style-name="T2"><text:s/></text:span>施刚，<text:span text:style-name="T2"><text:s/></text:span>等<text:span text:style-name="T2">. Q345</text:span>与<text:span text:style-name="T2">Q460</text:span>结构钢材单调和循环加载性能比较<text:span text:style-name="T2">[J].<text:s/></text:span>工业建筑，<text:span text:style-name="T2"><text:s/>2012</text:span>，<text:span text:style-name="T2">42(1):13-17</text:span>，<text:span text:style-name="T2"><text:s/>55.</text:span>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26]</text:p>
          </table:table-cell>
          <table:table-cell office:value-type="string" table:style-name="ce6">
            <text:p>Shi G, Wang M, Bai Y, et al. Experimental and modeling study of high-strength structural steel under cyclic loading[J]. Engineering Structures, 2012,37:1-13.</text:p>
          </table:table-cell>
          <table:table-cell table:style-name="ce17"/>
          <table:table-cell office:value-type="string" table:style-name="ce4">
            <text:p>[6]</text:p>
          </table:table-cell>
          <table:table-cell office:value-type="string" table:style-name="ce6">
            <text:p>Shi G, Wang M, Bai Y, et al. Experimental and modeling study of high-strength structural steel under cyclic loading[J]. Engineering Structures, 2012,37:1-13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27]</text:p>
          </table:table-cell>
          <table:table-cell office:value-type="string" table:style-name="ce5">
            <text:p>施刚，<text:span text:style-name="T2"><text:s/></text:span>张建兴<text:span text:style-name="T2">.<text:s/></text:span>高强度结构钢材<text:span text:style-name="T2">Q460D</text:span>的疲劳性能试验研究<text:span text:style-name="T2">[J].<text:s/></text:span>工业建筑，<text:span text:style-name="T2"><text:s/>2014(03):6-10.</text:span></text:p>
          </table:table-cell>
          <table:table-cell table:style-name="ce18"/>
          <table:table-cell office:value-type="string" table:style-name="ce4">
            <text:p>[7]</text:p>
          </table:table-cell>
          <table:table-cell office:value-type="string" table:style-name="ce5">
            <text:p>施刚，<text:span text:style-name="T2"><text:s/></text:span>张建兴<text:span text:style-name="T2">.<text:s/></text:span>高强度结构钢材<text:span text:style-name="T2">Q460D</text:span>的疲劳性能试验研究<text:span text:style-name="T2">[J].<text:s/></text:span>工业建筑，<text:span text:style-name="T2"><text:s/>2014(03):6-10.</text:span>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28]</text:p>
          </table:table-cell>
          <table:table-cell office:value-type="string" table:style-name="ce6">
            <text:p>Ban H, Shi G, Shi Y, et al. Overall buckling behavior of 460MPa high strength steel columns: Experimental investigation and design method[J]. Journal of Constructional Steel Research, 2012,74:140-150.</text:p>
          </table:table-cell>
          <table:table-cell table:style-name="ce17"/>
          <table:table-cell office:value-type="string" table:style-name="ce4">
            <text:p>[8]</text:p>
          </table:table-cell>
          <table:table-cell office:value-type="string" table:style-name="ce6">
            <text:p>Ban H, Shi G, Shi Y, et al. Overall buckling behavior of 460MPa high strength steel columns: Experimental investigation and design method[J]. Journal of Constructional Steel Research, 2012,74:140-150.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[29]</text:p>
          </table:table-cell>
          <table:table-cell office:value-type="string" table:style-name="ce5">
            <text:p>闫晓雷，<text:span text:style-name="T2"><text:s/></text:span>李国强，<text:span text:style-name="T2"><text:s/></text:span>陈素文<text:span text:style-name="T2">. Q460</text:span>高强钢焊接箱形压弯构件极限承载力数值分析<text:span text:style-name="T2">[J].<text:s/></text:span>建筑钢结构进展，<text:span text:style-name="T2"><text:s/>2013(03):12-18.</text:span></text:p>
          </table:table-cell>
          <table:table-cell table:style-name="ce18"/>
          <table:table-cell office:value-type="string" table:style-name="ce4">
            <text:p>[9]</text:p>
          </table:table-cell>
          <table:table-cell office:value-type="string" table:style-name="ce5">
            <text:p>闫晓雷，<text:span text:style-name="T2"><text:s/></text:span>李国强，<text:span text:style-name="T2"><text:s/></text:span>陈素文<text:span text:style-name="T2">. Q460</text:span>高强钢焊接箱形压弯构件极限承载力数值分析<text:span text:style-name="T2">[J].<text:s/></text:span>建筑钢结构进展，<text:span text:style-name="T2"><text:s/>2013(03):12-18.</text:span>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30]</text:p>
          </table:table-cell>
          <table:table-cell office:value-type="string" table:style-name="ce6">
            <text:p>Shi G, Ban H, Bijlaard F S K. Tests and numerical study of ultra-high strength steel columns with end restraints[J]. Journal of Constructional Steel Research, 2012,70:236-247.</text:p>
          </table:table-cell>
          <table:table-cell table:style-name="ce17"/>
          <table:table-cell office:value-type="string" table:style-name="ce4">
            <text:p>[10]</text:p>
          </table:table-cell>
          <table:table-cell office:value-type="string" table:style-name="ce6">
            <text:p>Shi G, Ban H, Bijlaard F S K. Tests and numerical study of ultra-high strength steel columns with end restraints[J]. Journal of Constructional Steel Research, 2012,70:236-247.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[31]</text:p>
          </table:table-cell>
          <table:table-cell office:value-type="string" table:style-name="ce5">
            <text:p>王元清，<text:span text:style-name="T2"><text:s/></text:span>林云，<text:span text:style-name="T2"><text:s/></text:span>张延年，<text:span text:style-name="T2"><text:s/></text:span>等<text:span text:style-name="T2">.<text:s/></text:span>高强度钢材<text:span text:style-name="T2">Q460C</text:span>低温力学性能试验<text:span text:style-name="T2">[J].<text:s/></text:span>沈阳建筑大学学报<text:span text:style-name="T2">(</text:span>自然科学版<text:span text:style-name="T2">)</text:span>，<text:span text:style-name="T2"><text:s/>2011(04):646-652.</text:span></text:p>
          </table:table-cell>
          <table:table-cell table:style-name="ce18"/>
          <table:table-cell office:value-type="string" table:style-name="ce4">
            <text:p>[11]</text:p>
          </table:table-cell>
          <table:table-cell office:value-type="string" table:style-name="ce5">
            <text:p>王元清，<text:span text:style-name="T2"><text:s/></text:span>林云，<text:span text:style-name="T2"><text:s/></text:span>张延年，<text:span text:style-name="T2"><text:s/></text:span>等<text:span text:style-name="T2">.<text:s/></text:span>高强度钢材<text:span text:style-name="T2">Q460C</text:span>低温力学性能试验<text:span text:style-name="T2">[J].<text:s/></text:span>沈阳建筑大学学报<text:span text:style-name="T2">(</text:span>自然科学版<text:span text:style-name="T2">)</text:span>，<text:span text:style-name="T2"><text:s/>2011(04):646-652.</text:span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32]</text:p>
          </table:table-cell>
          <table:table-cell office:value-type="string" table:style-name="ce5">
            <text:p>孙旭<text:span text:style-name="T2">. Q690</text:span>钢材料力学特性研究<text:span text:style-name="T2">[D].<text:s/></text:span>同济大学，<text:span text:style-name="T2"><text:s/>2013.</text:span></text:p>
          </table:table-cell>
          <table:table-cell table:style-name="ce18"/>
          <table:table-cell office:value-type="string" table:style-name="ce4">
            <text:p>[12]</text:p>
          </table:table-cell>
          <table:table-cell office:value-type="string" table:style-name="ce5">
            <text:p>孙旭<text:span text:style-name="T2">. Q690</text:span>钢材料力学特性研究<text:span text:style-name="T2">[D].<text:s/></text:span>同济大学，<text:span text:style-name="T2"><text:s/>2013.</text:span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[33]</text:p>
          </table:table-cell>
          <table:table-cell office:value-type="string" table:style-name="ce6">
            <text:p>Czyryca E J, Link R E, Wong R J, et al. Development and Certification of HSLA<text:span text:style-name="T3">‐</text:span>100 Steel for Naval Ship Construction[J]. Naval engineers journal, 1990,102(3):63-82.</text:p>
          </table:table-cell>
          <table:table-cell table:style-name="ce17"/>
          <table:table-cell office:value-type="string" table:style-name="ce4">
            <text:p>[13]</text:p>
          </table:table-cell>
          <table:table-cell office:value-type="string" table:style-name="ce6">
            <text:p>Czyryca E J, Link R E, Wong R J, et al. Development and Certification of HSLA<text:span text:style-name="T3">‐</text:span>100 Steel for Naval Ship Construction[J]. Naval engineers journal, 1990,102(3):63-82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34]</text:p>
          </table:table-cell>
          <table:table-cell office:value-type="string" table:style-name="ce6">
            <text:p>Yayla P, Kaluc E, Ural K. Effects of welding processes on the mechanical properties of HY 80 steel weldments[J]. Materials &amp; Design, 2007,28(6):1898-1906.</text:p>
          </table:table-cell>
          <table:table-cell table:style-name="ce17"/>
          <table:table-cell office:value-type="string" table:style-name="ce4">
            <text:p>[14]</text:p>
          </table:table-cell>
          <table:table-cell office:value-type="string" table:style-name="ce6">
            <text:p>Yayla P, Kaluc E, Ural K. Effects of welding processes on the mechanical properties of HY 80 steel weldments[J]. Materials &amp; Design, 2007,28(6):1898-1906.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35]</text:p>
          </table:table-cell>
          <table:table-cell office:value-type="string" table:style-name="ce6">
            <text:p>Magudeeswaran G, Balasubramanian V, Reddy G M. Effect of welding processes and consumables on high cycle fatigue life of high strength, quenched and tempered steel joints[J]. Materials &amp; Design, 2008,29(9):1821-1827.</text:p>
          </table:table-cell>
          <table:table-cell table:style-name="ce17"/>
          <table:table-cell office:value-type="string" table:style-name="ce4">
            <text:p>[15]</text:p>
          </table:table-cell>
          <table:table-cell office:value-type="string" table:style-name="ce6">
            <text:p>Magudeeswaran G, Balasubramanian V, Reddy G M. Effect of welding processes and consumables on high cycle fatigue life of high strength, quenched and tempered steel joints[J]. Materials &amp; Design, 2008,29(9):1821-1827.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36]</text:p>
          </table:table-cell>
          <table:table-cell office:value-type="string" table:style-name="ce6">
            <text:p>Magudeeswaran G, Balasubramanian V, Reddy G M. Hydrogen induced cold cracking studies on armour grade high strength, quenched and tempered steel weldments[J]. International journal of hydrogen energy, 2008,33(7):1897-1908.</text:p>
          </table:table-cell>
          <table:table-cell table:style-name="ce17"/>
          <table:table-cell office:value-type="string" table:style-name="ce4">
            <text:p>[16]</text:p>
          </table:table-cell>
          <table:table-cell office:value-type="string" table:style-name="ce6">
            <text:p>Magudeeswaran G, Balasubramanian V, Reddy G M. Hydrogen induced cold cracking studies on armour grade high strength, quenched and tempered steel weldments[J]. International journal of hydrogen energy, 2008,33(7):1897-1908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37]</text:p>
          </table:table-cell>
          <table:table-cell office:value-type="string" table:style-name="ce6">
            <text:p>Neves J, Loureiro A. Fracture toughness of welds—effect of brittle zones and strength mismatch[J]. Journal of materials processing technology, 2004,153:537-543.</text:p>
          </table:table-cell>
          <table:table-cell table:style-name="ce17"/>
          <table:table-cell office:value-type="string" table:style-name="ce4">
            <text:p>[17]</text:p>
          </table:table-cell>
          <table:table-cell office:value-type="string" table:style-name="ce6">
            <text:p>Neves J, Loureiro A. Fracture toughness of welds—effect of brittle zones and strength mismatch[J]. Journal of materials processing technology, 2004,153:537-543.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[38]</text:p>
          </table:table-cell>
          <table:table-cell office:value-type="string" table:style-name="ce5">
            <text:p>左武斌<text:span text:style-name="T2">. EN10225 S3Z-S420 G2+Q 150mm<text:s/></text:span>低碳高强度钢板焊接工艺研究<text:span text:style-name="T2">[D].<text:s/></text:span>上海交通大学，<text:span text:style-name="T2"><text:s/>2010.</text:span></text:p>
          </table:table-cell>
          <table:table-cell table:style-name="ce18"/>
          <table:table-cell office:value-type="string" table:style-name="ce4">
            <text:p>[18]</text:p>
          </table:table-cell>
          <table:table-cell office:value-type="string" table:style-name="ce5">
            <text:p>左武斌<text:span text:style-name="T2">. EN10225 S3Z-S420 G2+Q 150mm<text:s/></text:span>低碳高强度钢板焊接工艺研究<text:span text:style-name="T2">[D].<text:s/></text:span>上海交通大学，<text:span text:style-name="T2"><text:s/>2010.</text:span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39]</text:p>
          </table:table-cell>
          <table:table-cell office:value-type="string" table:style-name="ce5">
            <text:p>孙博，<text:span text:style-name="T2"><text:s/></text:span>胡新，<text:span text:style-name="T2"><text:s/></text:span>贺继友，<text:span text:style-name="T2"><text:s/></text:span>等<text:span text:style-name="T2">. Q690</text:span>高强钢中厚板全熔透焊接工艺分析<text:span text:style-name="T2">[J].<text:s/></text:span>焊管，<text:span text:style-name="T2"><text:s/>2015(01):59-62.</text:span></text:p>
          </table:table-cell>
          <table:table-cell table:style-name="ce18"/>
          <table:table-cell office:value-type="string" table:style-name="ce4">
            <text:p>[19]</text:p>
          </table:table-cell>
          <table:table-cell office:value-type="string" table:style-name="ce5">
            <text:p>孙博，<text:span text:style-name="T2"><text:s/></text:span>胡新，<text:span text:style-name="T2"><text:s/></text:span>贺继友，<text:span text:style-name="T2"><text:s/></text:span>等<text:span text:style-name="T2">. Q690</text:span>高强钢中厚板全熔透焊接工艺分析<text:span text:style-name="T2">[J].<text:s/></text:span>焊管，<text:span text:style-name="T2"><text:s/>2015(01):59-62.</text:span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40]</text:p>
          </table:table-cell>
          <table:table-cell office:value-type="string" table:style-name="ce5">
            <text:p>张卫群<text:span text:style-name="T2">. Q690</text:span>低合金高强度钢的焊接工艺分析<text:span text:style-name="T2">[J].<text:s/></text:span>金属加工，<text:span text:style-name="T2"><text:s/>2008(29):191-192.</text:span></text:p>
          </table:table-cell>
          <table:table-cell table:style-name="ce18"/>
          <table:table-cell office:value-type="string" table:style-name="ce4">
            <text:p>[20]</text:p>
          </table:table-cell>
          <table:table-cell office:value-type="string" table:style-name="ce5">
            <text:p>张卫群<text:span text:style-name="T2">. Q690</text:span>低合金高强度钢的焊接工艺分析<text:span text:style-name="T2">[J].<text:s/></text:span>金属加工，<text:span text:style-name="T2"><text:s/>2008(29):191-192.</text:span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[41]</text:p>
          </table:table-cell>
          <table:table-cell office:value-type="string" table:style-name="ce5">
            <text:p>张晓波，<text:span text:style-name="T2"><text:s/></text:span>曹睿，<text:span text:style-name="T2"><text:s/></text:span>冯伟，<text:span text:style-name="T2"><text:s/></text:span>等<text:span text:style-name="T2">. 980MPa</text:span>高强钢<text:span text:style-name="T2">TIG</text:span>焊接接头原位拉伸断裂机理<text:span text:style-name="T2">[J].<text:s/></text:span>中国机械工程，<text:span text:style-name="T2"><text:s/>2010(22):2746-2750.</text:span></text:p>
          </table:table-cell>
          <table:table-cell table:style-name="ce18"/>
          <table:table-cell office:value-type="string" table:style-name="ce4">
            <text:p>[21]</text:p>
          </table:table-cell>
          <table:table-cell office:value-type="string" table:style-name="ce5">
            <text:p>张晓波，<text:span text:style-name="T2"><text:s/></text:span>曹睿，<text:span text:style-name="T2"><text:s/></text:span>冯伟，<text:span text:style-name="T2"><text:s/></text:span>等<text:span text:style-name="T2">. 980MPa</text:span>高强钢<text:span text:style-name="T2">TIG</text:span>焊接接头原位拉伸断裂机理<text:span text:style-name="T2">[J].<text:s/></text:span>中国机械工程，<text:span text:style-name="T2"><text:s/>2010(22):2746-2750.</text:span>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48]</text:p>
          </table:table-cell>
          <table:table-cell office:value-type="string" table:style-name="ce6">
            <text:p>Ray P K, Ganguly R I, Panda A K. Optimization of mechanical properties of an HSLA-100 steel through control of heat treatment variables[J]. Materials Science and Engineering: A, 2003,346(1):122-131.</text:p>
          </table:table-cell>
          <table:table-cell table:style-name="ce17"/>
          <table:table-cell office:value-type="string" table:style-name="ce4">
            <text:p>[22]</text:p>
          </table:table-cell>
          <table:table-cell office:value-type="string" table:style-name="ce6">
            <text:p>Ray P K, Ganguly R I, Panda A K. Optimization of mechanical properties of an HSLA-100 steel through control of heat treatment variables[J]. Materials Science and Engineering: A, 2003,346(1):122-131.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49]</text:p>
          </table:table-cell>
          <table:table-cell office:value-type="string" table:style-name="ce6">
            <text:p>SATOH K, TOYODA M, UKITA K, et al. Prevention of Weld Crack in HT80 Heavy Plates with Undermatching Electrodes and its Application to Fabricating Penstock[J]. Transactions of the Japan Welding Society, 1978,9(1):17-21.</text:p>
          </table:table-cell>
          <table:table-cell table:style-name="ce17"/>
          <table:table-cell office:value-type="string" table:style-name="ce4">
            <text:p>[23]</text:p>
          </table:table-cell>
          <table:table-cell office:value-type="string" table:style-name="ce6">
            <text:p>SATOH K, TOYODA M, UKITA K, et al. Prevention of Weld Crack in HT80 Heavy Plates with Undermatching Electrodes and its Application to Fabricating Penstock[J]. Transactions of the Japan Welding Society, 1978,9(1):17-21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50]</text:p>
          </table:table-cell>
          <table:table-cell office:value-type="string" table:style-name="ce6">
            <text:p>Howden D G. Effective Use of Weld Metal Yield Strength for HYSteels[J]. NMAB-380, Committee on Effective Utilization of Weld metal Yield Strength, 1983.</text:p>
          </table:table-cell>
          <table:table-cell table:style-name="ce17"/>
          <table:table-cell office:value-type="string" table:style-name="ce4">
            <text:p>[24]</text:p>
          </table:table-cell>
          <table:table-cell office:value-type="string" table:style-name="ce6">
            <text:p>Howden D G. Effective Use of Weld Metal Yield Strength for HYSteels[J]. NMAB-380, Committee on Effective Utilization of Weld metal Yield Strength, 1983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47]</text:p>
          </table:table-cell>
          <table:table-cell office:value-type="string" table:style-name="ce5">
            <text:p>许红<text:span text:style-name="T2">. 980MPa</text:span>级高强钢焊接性的研究现状<text:span text:style-name="T2">[J].</text:span></text:p>
          </table:table-cell>
          <table:table-cell table:style-name="ce18"/>
          <table:table-cell office:value-type="string" table:style-name="ce4">
            <text:p>[25]</text:p>
          </table:table-cell>
          <table:table-cell office:value-type="string" table:style-name="ce5">
            <text:p>许红<text:span text:style-name="T2">. 980MPa</text:span>级高强钢焊接性的研究现状<text:span text:style-name="T2">[J].</text:span>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[80]</text:p>
          </table:table-cell>
          <table:table-cell office:value-type="string" table:style-name="ce6">
            <text:p>Butler L J, Kulak G L. Strength of Fillet Welds as a Function of Direction of Load[J]. 1971.</text:p>
          </table:table-cell>
          <table:table-cell table:style-name="ce17"/>
          <table:table-cell office:value-type="string" table:style-name="ce4">
            <text:p>[26]</text:p>
          </table:table-cell>
          <table:table-cell office:value-type="string" table:style-name="ce6">
            <text:p>Butler L J, Kulak G L. Strength of Fillet Welds as a Function of Direction of Load[J]. 1971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81]</text:p>
          </table:table-cell>
          <table:table-cell office:value-type="string" table:style-name="ce6">
            <text:p>Miazga G S, Kennedy D J L. Behaviour of fillet welds as a function of the angle of loading[J]. Canadian Journal of Civil Engineering, 1989,16(4):583-599.</text:p>
          </table:table-cell>
          <table:table-cell table:style-name="ce17"/>
          <table:table-cell office:value-type="string" table:style-name="ce4">
            <text:p>[27]</text:p>
          </table:table-cell>
          <table:table-cell office:value-type="string" table:style-name="ce6">
            <text:p>Miazga G S, Kennedy D J L. Behaviour of fillet welds as a function of the angle of loading[J]. Canadian Journal of Civil Engineering, 1989,16(4):583-599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82]</text:p>
          </table:table-cell>
          <table:table-cell office:value-type="string" table:style-name="ce6">
            <text:p>Lesik D F, Kennedy D J L. Ultimate strength of fillet welded connections loaded in plane[J]. Canadian Journal of Civil Engineering, 1990,17(1):55-67.</text:p>
          </table:table-cell>
          <table:table-cell table:style-name="ce17"/>
          <table:table-cell office:value-type="string" table:style-name="ce4">
            <text:p>[28]</text:p>
          </table:table-cell>
          <table:table-cell office:value-type="string" table:style-name="ce6">
            <text:p>Lesik D F, Kennedy D J L. Ultimate strength of fillet welded connections loaded in plane[J]. Canadian Journal of Civil Engineering, 1990,17(1):55-67.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[83]</text:p>
          </table:table-cell>
          <table:table-cell office:value-type="string" table:style-name="ce6">
            <text:p>Collin P, Johansson B. Design of welds in high strength steel, 2005[C].2005.</text:p>
          </table:table-cell>
          <table:table-cell table:style-name="ce17"/>
          <table:table-cell office:value-type="string" table:style-name="ce4">
            <text:p>[29]</text:p>
          </table:table-cell>
          <table:table-cell office:value-type="string" table:style-name="ce6">
            <text:p>Collin P, Johansson B. Design of welds in high strength steel, 2005[C].2005.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[18]</text:p>
          </table:table-cell>
          <table:table-cell office:value-type="string" table:style-name="ce6">
            <text:p>EN 1993-1-8 Eurocode 3: Design of steel structures-Part 1-8: Design of joints[S]. 2005.</text:p>
          </table:table-cell>
          <table:table-cell table:style-name="ce17"/>
          <table:table-cell office:value-type="string" table:style-name="ce4">
            <text:p>[30]</text:p>
          </table:table-cell>
          <table:table-cell office:value-type="string" table:style-name="ce6">
            <text:p>EN 1993-1-8 Eurocode 3: Design of steel structures-Part 1-8: Design of joints[S]. 2005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9]</text:p>
          </table:table-cell>
          <table:table-cell office:value-type="string" table:style-name="ce6">
            <text:p>EN 1993-1-12 Eurocode 3 - Design of steel structures-Part 1-12: Additional rules for the extension of EN 1993 up to steel grades S700[S]. 2007.</text:p>
          </table:table-cell>
          <table:table-cell table:style-name="ce17"/>
          <table:table-cell office:value-type="string" table:style-name="ce4">
            <text:p>[31]</text:p>
          </table:table-cell>
          <table:table-cell office:value-type="string" table:style-name="ce6">
            <text:p>EN 1993-1-12 Eurocode 3 - Design of steel structures-Part 1-12: Additional rules for the extension of EN 1993 up to steel grades S700[S]. 2007.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[84]</text:p>
          </table:table-cell>
          <table:table-cell office:value-type="string" table:style-name="ce6">
            <text:p>ANSI/AISC 360-10 Specification for Structural Steel Buildings[S]. 2010.</text:p>
          </table:table-cell>
          <table:table-cell table:style-name="ce17"/>
          <table:table-cell office:value-type="string" table:style-name="ce4">
            <text:p>[32]</text:p>
          </table:table-cell>
          <table:table-cell office:value-type="string" table:style-name="ce6">
            <text:p>ANSI/AISC 360-10 Specification for Structural Steel Buildings[S]. 2010.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[85]</text:p>
          </table:table-cell>
          <table:table-cell office:value-type="string" table:style-name="ce6">
            <text:p>AWS D1.1/D1.1 M2000 Structure Welding Code-Steel[S]. 2008.</text:p>
          </table:table-cell>
          <table:table-cell table:style-name="ce17"/>
          <table:table-cell office:value-type="string" table:style-name="ce4">
            <text:p>[33]</text:p>
          </table:table-cell>
          <table:table-cell office:value-type="string" table:style-name="ce6">
            <text:p>AWS D1.1/D1.1 M2000 Structure Welding Code-Steel[S]. 2008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17]</text:p>
          </table:table-cell>
          <table:table-cell office:value-type="string" table:style-name="ce6">
            <text:p>GB 50017-2003<text:s/><text:span text:style-name="T3">钢结构设计规范</text:span>[S].<text:s/><text:span text:style-name="T3">北京</text:span>:<text:s/><text:span text:style-name="T3">中国计划出版社，</text:span><text:s/>2003.</text:p>
          </table:table-cell>
          <table:table-cell table:style-name="ce17"/>
          <table:table-cell office:value-type="string" table:style-name="ce4">
            <text:p>[34]</text:p>
          </table:table-cell>
          <table:table-cell office:value-type="string" table:style-name="ce6">
            <text:p>GB 50017-2003<text:s/><text:span text:style-name="T3">钢结构设计规范</text:span>[S].<text:s/><text:span text:style-name="T3">北京</text:span>:<text:s/><text:span text:style-name="T3">中国计划出版社，</text:span><text:s/>2003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73]</text:p>
          </table:table-cell>
          <table:table-cell office:value-type="string" table:style-name="ce5">
            <text:p>王立<text:span text:style-name="T2">.<text:s/></text:span>高强度桥梁钢<text:span text:style-name="T2">Q460q</text:span>焊接性能研究<text:span text:style-name="T2">[D].<text:s/></text:span>长春工业大学，<text:span text:style-name="T2"><text:s/>2010.</text:span></text:p>
          </table:table-cell>
          <table:table-cell table:style-name="ce18"/>
          <table:table-cell office:value-type="string" table:style-name="ce4">
            <text:p>[35]</text:p>
          </table:table-cell>
          <table:table-cell office:value-type="string" table:style-name="ce5">
            <text:p>王立<text:span text:style-name="T2">.<text:s/></text:span>高强度桥梁钢<text:span text:style-name="T2">Q460q</text:span>焊接性能研究<text:span text:style-name="T2">[D].<text:s/></text:span>长春工业大学，<text:span text:style-name="T2"><text:s/>2010.</text:span>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74]</text:p>
          </table:table-cell>
          <table:table-cell office:value-type="string" table:style-name="ce6">
            <text:p>Zhang H J, Zhang G J, Cai C B, et al. Numerical simulation of three-dimension stress field in double-sided double arc multipass welding process[J]. Materials Science and Engineering: A, 2009,499(1-2):309-314.</text:p>
          </table:table-cell>
          <table:table-cell table:style-name="ce17"/>
          <table:table-cell office:value-type="string" table:style-name="ce4">
            <text:p>[36]</text:p>
          </table:table-cell>
          <table:table-cell office:value-type="string" table:style-name="ce6">
            <text:p>Zhang H J, Zhang G J, Cai C B, et al. Numerical simulation of three-dimension stress field in double-sided double arc multipass welding process[J]. Materials Science and Engineering: A, 2009,499(1-2):309-314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[75]</text:p>
          </table:table-cell>
          <table:table-cell office:value-type="string" table:style-name="ce5">
            <text:p>李冬林，<text:span text:style-name="T2"><text:s/></text:span>王强<text:span text:style-name="T2">.<text:s/></text:span>基于有限元的角焊缝建模的探讨<text:span text:style-name="T2">[J].<text:s/></text:span>湖北工业大学学报，<text:span text:style-name="T2"><text:s/>2009(02):76-77.</text:span></text:p>
          </table:table-cell>
          <table:table-cell table:style-name="ce18"/>
          <table:table-cell office:value-type="string" table:style-name="ce4">
            <text:p>[37]</text:p>
          </table:table-cell>
          <table:table-cell office:value-type="string" table:style-name="ce5">
            <text:p>李冬林，<text:span text:style-name="T2"><text:s/></text:span>王强<text:span text:style-name="T2">.<text:s/></text:span>基于有限元的角焊缝建模的探讨<text:span text:style-name="T2">[J].<text:s/></text:span>湖北工业大学学报，<text:span text:style-name="T2"><text:s/>2009(02):76-77.</text:span>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76]</text:p>
          </table:table-cell>
          <table:table-cell office:value-type="string" table:style-name="ce6">
            <text:p>Rodrigues D M, Menezes L F, Loureiro A, et al. Numerical study of the plastic behaviour in tension of welds in high strength steels[J]. International Journal of Plasticity, 2004,20(1):1-18.</text:p>
          </table:table-cell>
          <table:table-cell table:style-name="ce17"/>
          <table:table-cell office:value-type="string" table:style-name="ce4">
            <text:p>[38]</text:p>
          </table:table-cell>
          <table:table-cell office:value-type="string" table:style-name="ce6">
            <text:p>Rodrigues D M, Menezes L F, Loureiro A, et al. Numerical study of the plastic behaviour in tension of welds in high strength steels[J]. International Journal of Plasticity, 2004,20(1):1-18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77]</text:p>
          </table:table-cell>
          <table:table-cell office:value-type="string" table:style-name="ce6">
            <text:p>Kanvinde A M, Gomez I R, Roberts M, et al. Strength and ductility of fillet welds with transverse root notch[J]. Journal of Constructional Steel Research, 2009,65(4):948-958.</text:p>
          </table:table-cell>
          <table:table-cell table:style-name="ce17"/>
          <table:table-cell office:value-type="string" table:style-name="ce4">
            <text:p>[39]</text:p>
          </table:table-cell>
          <table:table-cell office:value-type="string" table:style-name="ce6">
            <text:p>Kanvinde A M, Gomez I R, Roberts M, et al. Strength and ductility of fillet welds with transverse root notch[J]. Journal of Constructional Steel Research, 2009,65(4):948-958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54]</text:p>
          </table:table-cell>
          <table:table-cell office:value-type="string" table:style-name="ce6">
            <text:p>Khurshid M, Barsoum Z, Barsoum I. Load Carrying Capacities of Butt Welded Joints in High Strength Steels[J]. Journal of Engineering Materials and Technology, 2015,137(4):41003.</text:p>
          </table:table-cell>
          <table:table-cell table:style-name="ce17"/>
          <table:table-cell office:value-type="string" table:style-name="ce4">
            <text:p>[40]</text:p>
          </table:table-cell>
          <table:table-cell office:value-type="string" table:style-name="ce6">
            <text:p>Khurshid M, Barsoum Z, Barsoum I. Load Carrying Capacities of Butt Welded Joints in High Strength Steels[J]. Journal of Engineering Materials and Technology, 2015,137(4):41003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04]</text:p>
          </table:table-cell>
          <table:table-cell office:value-type="string" table:style-name="ce6">
            <text:p>Griffith A A. The phenomena of rupture and flow in solids[J]. Philosophical transactions of the royal society of london. Series A, containing papers of a mathematical or physical character, 1921:163-198.</text:p>
          </table:table-cell>
          <table:table-cell table:style-name="ce17"/>
          <table:table-cell office:value-type="string" table:style-name="ce4">
            <text:p>[41]</text:p>
          </table:table-cell>
          <table:table-cell office:value-type="string" table:style-name="ce6">
            <text:p>Griffith A A. The phenomena of rupture and flow in solids[J]. Philosophical transactions of the royal society of london. Series A, containing papers of a mathematical or physical character, 1921:163-198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05]</text:p>
          </table:table-cell>
          <table:table-cell office:value-type="string" table:style-name="ce6">
            <text:p>Wells A A. Application of fracture mechanics at end beyond general yielding[J]. British Welding Journal, 1963(10):563-570.</text:p>
          </table:table-cell>
          <table:table-cell table:style-name="ce17"/>
          <table:table-cell office:value-type="string" table:style-name="ce4">
            <text:p>[42]</text:p>
          </table:table-cell>
          <table:table-cell office:value-type="string" table:style-name="ce6">
            <text:p>Wells A A. Application of fracture mechanics at end beyond general yielding[J]. British Welding Journal, 1963(10):563-570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06]</text:p>
          </table:table-cell>
          <table:table-cell office:value-type="string" table:style-name="ce6">
            <text:p>Rice J R. A path independent integral and the approximate analysis of strain concentration by notches and cracks[J]. Journal of applied mechanics, 1968,35(2):379-386.</text:p>
          </table:table-cell>
          <table:table-cell table:style-name="ce17"/>
          <table:table-cell office:value-type="string" table:style-name="ce4">
            <text:p>[43]</text:p>
          </table:table-cell>
          <table:table-cell office:value-type="string" table:style-name="ce6">
            <text:p>Rice J R. A path independent integral and the approximate analysis of strain concentration by notches and cracks[J]. Journal of applied mechanics, 1968,35(2):379-386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07]</text:p>
          </table:table-cell>
          <table:table-cell office:value-type="string" table:style-name="ce6">
            <text:p>Hutchinson J W. Singular behaviour at the end of a tensile crack in a hardening material[J]. Journal of the Mechanics and Physics of Solids, 1968,16(1):13-31.</text:p>
          </table:table-cell>
          <table:table-cell table:style-name="ce17"/>
          <table:table-cell office:value-type="string" table:style-name="ce4">
            <text:p>[44]</text:p>
          </table:table-cell>
          <table:table-cell office:value-type="string" table:style-name="ce6">
            <text:p>Hutchinson J W. Singular behaviour at the end of a tensile crack in a hardening material[J]. Journal of the Mechanics and Physics of Solids, 1968,16(1):13-31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08]</text:p>
          </table:table-cell>
          <table:table-cell office:value-type="string" table:style-name="ce6">
            <text:p>Rice J, Rosengren G F. Plane strain deformation near a crack tip in a power-law hardening material[J]. Journal of the Mechanics and Physics of Solids, 1968,16(1):1-12.</text:p>
          </table:table-cell>
          <table:table-cell table:style-name="ce17"/>
          <table:table-cell office:value-type="string" table:style-name="ce4">
            <text:p>[45]</text:p>
          </table:table-cell>
          <table:table-cell office:value-type="string" table:style-name="ce6">
            <text:p>Rice J, Rosengren G F. Plane strain deformation near a crack tip in a power-law hardening material[J]. Journal of the Mechanics and Physics of Solids, 1968,16(1):1-12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09]</text:p>
          </table:table-cell>
          <table:table-cell office:value-type="string" table:style-name="ce6">
            <text:p>Kanvinde A M, Deierlein G G. Prediction of ductile fracture in steel moment connections during earthquakes using micromechanical fracture models, 2004[C].2004.</text:p>
          </table:table-cell>
          <table:table-cell office:value-type="float" office:value="1650" table:style-name="ce17">
            <text:p>1650</text:p>
          </table:table-cell>
          <table:table-cell office:value-type="string" table:style-name="ce4">
            <text:p>[46]</text:p>
          </table:table-cell>
          <table:table-cell office:value-type="string" table:style-name="ce6">
            <text:p>Kanvinde A M, Deierlein G G. Prediction of ductile fracture in steel moment connections during earthquakes using micromechanical fracture models, 2004[C].2004.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110]</text:p>
          </table:table-cell>
          <table:table-cell office:value-type="string" table:style-name="ce6">
            <text:p>Kanvinde A M, Deierlein G G. The void growth model and the stress modified critical strain model to predict ductile fracture in structural steels[J]. Journal of Structural Engineering, 2006,132(12):1907-1918.</text:p>
          </table:table-cell>
          <table:table-cell office:value-type="float" office:value="25" table:style-name="ce17">
            <text:p>25</text:p>
          </table:table-cell>
          <table:table-cell office:value-type="string" table:style-name="ce4">
            <text:p>[47]</text:p>
          </table:table-cell>
          <table:table-cell office:value-type="string" table:style-name="ce6">
            <text:p>Kanvinde A M, Deierlein G G. The void growth model and the stress modified critical strain model to predict ductile fracture in structural steels[J]. Journal of Structural Engineering, 2006,132(12):1907-1918.</text:p>
          </table:table-cell>
          <table:table-cell table:number-columns-repeated="16379"/>
        </table:table-row>
        <table:table-row table:style-name="ro7">
          <table:table-cell office:value-type="string" table:style-name="ce4">
            <text:p>[111]</text:p>
          </table:table-cell>
          <table:table-cell office:value-type="string" table:style-name="ce6">
            <text:p>Kanvinde A M, Deierlein G G. Finite-element simulation of ductile fracture in reduced section pull-plates using micromechanics-based fracture models[J]. Journal of Structural Engineering, 2007,133(5):656-664.</text:p>
          </table:table-cell>
          <table:table-cell table:style-name="ce17"/>
          <table:table-cell office:value-type="string" table:style-name="ce4">
            <text:p>[48]</text:p>
          </table:table-cell>
          <table:table-cell office:value-type="string" table:style-name="ce6">
            <text:p>Kanvinde A M, Deierlein G G. Finite-element simulation of ductile fracture in reduced section pull-plates using micromechanics-based fracture models[J]. Journal of Structural Engineering, 2007,133(5):656-664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12]</text:p>
          </table:table-cell>
          <table:table-cell office:value-type="string" table:style-name="ce6">
            <text:p>Chi W, Kanvinde A M, Deierlein G G. Prediction of ductile fracture in steel connections using SMCS criterion[J]. Journal of structural engineering, 2006,132(2):171-181.</text:p>
          </table:table-cell>
          <table:table-cell table:style-name="ce17"/>
          <table:table-cell office:value-type="string" table:style-name="ce4">
            <text:p>[49]</text:p>
          </table:table-cell>
          <table:table-cell office:value-type="string" table:style-name="ce6">
            <text:p>Chi W, Kanvinde A M, Deierlein G G. Prediction of ductile fracture in steel connections using SMCS criterion[J]. Journal of structural engineering, 2006,132(2):171-181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113]</text:p>
          </table:table-cell>
          <table:table-cell office:value-type="string" table:style-name="ce6">
            <text:p>Kanvinde A M, Fell B V, Gomez I R, et al. Predicting fracture in structural fillet welds using traditional and micromechanical fracture models[J]. Engineering Structures, 2008,30(11):3325-3335.</text:p>
          </table:table-cell>
          <table:table-cell table:style-name="ce17"/>
          <table:table-cell office:value-type="string" table:style-name="ce4">
            <text:p>[50]</text:p>
          </table:table-cell>
          <table:table-cell office:value-type="string" table:style-name="ce6">
            <text:p>Kanvinde A M, Fell B V, Gomez I R, et al. Predicting fracture in structural fillet welds using traditional and micromechanical fracture models[J]. Engineering Structures, 2008,30(11):3325-3335.</text:p>
          </table:table-cell>
          <table:table-cell table:number-columns-repeated="1637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" table:style-name="ce1"/>
          <table:table-cell office:value-type="float" office:value="1200" table:style-name="ce1">
            <text:p>1200</text:p>
          </table:table-cell>
          <table:table-cell table:style-name="ce4"/>
          <table:table-cell table:number-columns-repeated="16380" table:style-name="ce1"/>
        </table:table-row>
        <table:table-row table:number-rows-repeated="104852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Times New Roman" svg:font-family="&quot;Times New Roman&quot;"/>
    <style:font-face style:name="宋体" svg:font-family="宋体"/>
    <style:font-face style:name="黑体" svg:font-family="黑体"/>
    <style:font-face style:name="Cambria Math" svg:font-family="&quot;Cambria Math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ZhaoChen</meta:initial-creator>
    <dc:creator>ZhaoChen</dc:creator>
    <meta:creation-date>2017-11-28T11:47:22Z</meta:creation-date>
    <dc:date>2017-11-28T15:49:12Z</dc:date>
  </office:meta>
</office:document-meta>
</file>